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haris SIL" svg:font-family="'Charis SI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Times New Roman" fo:language="en" fo:country="GB"/>
    </style:style>
    <style:style style:name="P2" style:family="paragraph" style:parent-style-name="Interlin_20_Words">
      <style:text-properties style:font-name="Times New Roman"/>
    </style:style>
    <style:style style:name="P3" style:family="paragraph" style:parent-style-name="Interlin_20_Words">
      <style:paragraph-properties fo:break-before="page"/>
      <style:text-properties style:font-name="Times New Roman"/>
    </style:style>
    <style:style style:name="P4" style:family="paragraph" style:parent-style-name="Interlin_20_Freeform_20_Gloss_20_en">
      <style:text-properties style:font-name="Times New Roman"/>
    </style:style>
    <style:style style:name="P5" style:family="paragraph" style:parent-style-name="Interlin_20_Title">
      <style:text-properties style:font-name="Times New Roman" fo:font-size="16pt" style:font-size-asian="16pt" style:font-size-complex="16pt"/>
    </style:style>
    <style:style style:name="T1" style:family="text">
      <style:text-properties style:text-position="33% 80%"/>
    </style:style>
    <style:style style:name="fr1" style:family="graphic" style:parent-style-name="Interlin_20_Frame_20_Number">
      <style:graphic-properties style:vertical-pos="top" style:vertical-rel="line"/>
    </style:style>
    <style:style style:name="fr2" style:family="graphic" style:parent-style-name="Interlin_20_Frame_20_Morpheme">
      <style:graphic-properties style:vertical-pos="top" style:vertical-rel="li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text:tab/>Hewa Text: A day out in Hewa</text:p>
      <text:p text:style-name="P5"/>
      <text:p text:style-name="P1">This text was elicited on 18<text:span text:style-name="T1">th</text:span> October 2021 by Saskia Dunn, Alejandro García Matarredona, and Julen Villarreal Moreno. Following the initial session, we parsed the text using ELAN and FLEx, and then met with the consultant, who gave a free translation. Based on this translation we were able to gloss the text. We then met with the consultant again to clarify any material which we were still unable to gloss. This process was collaborative, as although we glossed according to our own conventions, we did not work on any sections independently and met with the consultant as a group.</text:p>
      <text:p text:style-name="P5"/>
      <text:p text:style-name="P2"><draw:frame draw:style-name="fr1" draw:name="FrameN1" text:anchor-type="as-char" fo:min-width="0.356cm" draw:z-index="0"><draw:text-box fo:min-height="0.356cm"><text:p text:style-name="Interlin_20_Phrase_20_Number">1</text:p></draw:text-box></draw:frame> <draw:frame draw:style-name="fr2" draw:name="FrameW1" text:anchor-type="as-char" fo:min-width="0.356cm" draw:z-index="1"><draw:text-box fo:min-height="0.356cm"><text:p text:style-name="Interlin_20_Base_20_ski">o</text:p><text:p text:style-name="Interlin_20_Word_20_Gloss_20_en">so</text:p></draw:text-box></draw:frame> <draw:frame draw:style-name="fr2" draw:name="FrameW2" text:anchor-type="as-char" fo:min-width="0.356cm" draw:z-index="2"><draw:text-box fo:min-height="0.356cm"><text:p text:style-name="Interlin_20_Base_20_ski">'ia</text:p><text:p text:style-name="Interlin_20_Word_20_Gloss_20_en">LOC</text:p></draw:text-box></draw:frame> <draw:frame draw:style-name="fr2" draw:name="FrameW3" text:anchor-type="as-char" fo:min-width="0.356cm" draw:z-index="3"><draw:text-box fo:min-height="0.356cm"><text:p text:style-name="Interlin_20_Base_20_ski">natar</text:p><text:p text:style-name="Interlin_20_Word_20_Gloss_20_en">village</text:p></draw:text-box></draw:frame> <draw:frame draw:style-name="fr2" draw:name="FrameW4" text:anchor-type="as-char" fo:min-width="0.356cm" draw:z-index="4"><draw:text-box fo:min-height="0.356cm"><text:p text:style-name="Interlin_20_Base_20_ski">tana</text:p><text:p text:style-name="Interlin_20_Word_20_Gloss_20_en">ground</text:p></draw:text-box></draw:frame> <draw:frame draw:style-name="fr2" draw:name="FrameW5" text:anchor-type="as-char" fo:min-width="0.356cm" draw:z-index="5"><draw:text-box fo:min-height="0.356cm"><text:p text:style-name="Frame_20_contents">,</text:p></draw:text-box></draw:frame> <draw:frame draw:style-name="fr2" draw:name="FrameW6" text:anchor-type="as-char" fo:min-width="0.356cm" draw:z-index="6"><draw:text-box fo:min-height="0.356cm"><text:p text:style-name="Interlin_20_Base_20_ski">natar</text:p><text:p text:style-name="Interlin_20_Word_20_Gloss_20_en">village</text:p></draw:text-box></draw:frame> <draw:frame draw:style-name="fr2" draw:name="FrameW7" text:anchor-type="as-char" fo:min-width="0.356cm" draw:z-index="7"><draw:text-box fo:min-height="0.356cm"><text:p text:style-name="Interlin_20_Base_20_ski">tana</text:p><text:p text:style-name="Interlin_20_Word_20_Gloss_20_en">ground</text:p></draw:text-box></draw:frame> <draw:frame draw:style-name="fr2" draw:name="FrameW8" text:anchor-type="as-char" fo:min-width="0.356cm" draw:z-index="8"><draw:text-box fo:min-height="0.356cm"><text:p text:style-name="Interlin_20_Base_20_ski">'ami</text:p><text:p text:style-name="Interlin_20_Word_20_Gloss_20_en">1PL.EXCL</text:p></draw:text-box></draw:frame> <draw:frame draw:style-name="fr2" draw:name="FrameW9" text:anchor-type="as-char" fo:min-width="0.356cm" draw:z-index="9"><draw:text-box fo:min-height="0.356cm"><text:p text:style-name="Frame_20_contents">-</text:p></draw:text-box></draw:frame> <draw:frame draw:style-name="fr2" draw:name="FrameW10" text:anchor-type="as-char" fo:min-width="0.356cm" draw:z-index="10"><draw:text-box fo:min-height="0.356cm"><text:p text:style-name="Interlin_20_Base_20_ski">n</text:p><text:p text:style-name="Interlin_20_Word_20_Gloss_20_en">GEN</text:p></draw:text-box></draw:frame> <draw:frame draw:style-name="fr2" draw:name="FrameW11" text:anchor-type="as-char" fo:min-width="0.356cm" draw:z-index="11"><draw:text-box fo:min-height="0.356cm"><text:p text:style-name="Frame_20_contents">,</text:p></draw:text-box></draw:frame> <draw:frame draw:style-name="fr2" draw:name="FrameW12" text:anchor-type="as-char" fo:min-width="0.356cm" draw:z-index="12"><draw:text-box fo:min-height="0.356cm"><text:p text:style-name="Interlin_20_Base_20_ski">natar</text:p><text:p text:style-name="Interlin_20_Word_20_Gloss_20_en">village</text:p></draw:text-box></draw:frame> <draw:frame draw:style-name="fr2" draw:name="FrameW13" text:anchor-type="as-char" fo:min-width="0.356cm" draw:z-index="13"><draw:text-box fo:min-height="0.356cm"><text:p text:style-name="Interlin_20_Base_20_ski">gëte'</text:p><text:p text:style-name="Interlin_20_Word_20_Gloss_20_en">big</text:p></draw:text-box></draw:frame> <draw:frame draw:style-name="fr2" draw:name="FrameW14" text:anchor-type="as-char" fo:min-width="0.356cm" draw:z-index="14"><draw:text-box fo:min-height="0.356cm"><text:p text:style-name="Interlin_20_Base_20_ski">wa'a</text:p><text:p text:style-name="Interlin_20_Word_20_Gloss_20_en">SUP</text:p></draw:text-box></draw:frame> <draw:frame draw:style-name="fr2" draw:name="FrameW15" text:anchor-type="as-char" fo:min-width="0.356cm" draw:z-index="15"><draw:text-box fo:min-height="0.356cm"><text:p text:style-name="Interlin_20_Base_20_ski">nan</text:p><text:p text:style-name="Interlin_20_Word_20_Gloss_20_en">SUP</text:p></draw:text-box></draw:frame> </text:p>
      <text:p text:style-name="P4"/>
      <text:p text:style-name="P4">So in the village, in our village, in such a very big village,</text:p>
      <text:p text:style-name="P2"/>
      <text:p text:style-name="P2"/>
      <text:p text:style-name="P2"><draw:frame draw:style-name="fr1" draw:name="FrameN2" text:anchor-type="as-char" fo:min-width="0.356cm" draw:z-index="16"><draw:text-box fo:min-height="0.356cm"><text:p text:style-name="Interlin_20_Phrase_20_Number">2</text:p></draw:text-box></draw:frame> <draw:frame draw:style-name="fr2" draw:name="FrameW16" text:anchor-type="as-char" fo:min-width="0.356cm" draw:z-index="17"><draw:text-box fo:min-height="0.356cm"><text:p text:style-name="Interlin_20_Base_20_ski">e'on</text:p><text:p text:style-name="Interlin_20_Word_20_Gloss_20_en">NEG</text:p></draw:text-box></draw:frame> <draw:frame draw:style-name="fr2" draw:name="FrameW17" text:anchor-type="as-char" fo:min-width="0.356cm" draw:z-index="18"><draw:text-box fo:min-height="0.356cm"><text:p text:style-name="Interlin_20_Base_20_ski">tërlalu</text:p><text:p text:style-name="Interlin_20_Word_20_Gloss_20_en">CORR</text:p></draw:text-box></draw:frame> <draw:frame draw:style-name="fr2" draw:name="FrameW18" text:anchor-type="as-char" fo:min-width="0.356cm" draw:z-index="19"><draw:text-box fo:min-height="0.356cm"><text:p text:style-name="Interlin_20_Base_20_ski">gëte'</text:p><text:p text:style-name="Interlin_20_Word_20_Gloss_20_en">big</text:p></draw:text-box></draw:frame> <draw:frame draw:style-name="fr2" draw:name="FrameW19" text:anchor-type="as-char" fo:min-width="0.356cm" draw:z-index="20"><draw:text-box fo:min-height="0.356cm"><text:p text:style-name="Interlin_20_Base_20_ski">iwa</text:p><text:p text:style-name="Interlin_20_Word_20_Gloss_20_en">NEG</text:p></draw:text-box></draw:frame> <draw:frame draw:style-name="fr2" draw:name="FrameW20" text:anchor-type="as-char" fo:min-width="0.356cm" draw:z-index="21"><draw:text-box fo:min-height="0.356cm"><text:p text:style-name="Interlin_20_Base_20_ski">tapi</text:p><text:p text:style-name="Interlin_20_Word_20_Gloss_20_en">but</text:p></draw:text-box></draw:frame> <draw:frame draw:style-name="fr2" draw:name="FrameW21" text:anchor-type="as-char" fo:min-width="0.356cm" draw:z-index="22"><draw:text-box fo:min-height="0.356cm"><text:p text:style-name="Interlin_20_Base_20_ski">gëte'</text:p><text:p text:style-name="Interlin_20_Word_20_Gloss_20_en">big</text:p></draw:text-box></draw:frame> <draw:frame draw:style-name="fr2" draw:name="FrameW22" text:anchor-type="as-char" fo:min-width="0.356cm" draw:z-index="23"><draw:text-box fo:min-height="0.356cm"><text:p text:style-name="Interlin_20_Base_20_ski">golo'</text:p><text:p text:style-name="Interlin_20_Word_20_Gloss_20_en">very</text:p></draw:text-box></draw:frame> <draw:frame draw:style-name="fr2" draw:name="FrameW23" text:anchor-type="as-char" fo:min-width="0.356cm" draw:z-index="24"><draw:text-box fo:min-height="0.356cm"><text:p text:style-name="Interlin_20_Base_20_ski">kalu</text:p><text:p text:style-name="Interlin_20_Word_20_Gloss_20_en">if</text:p></draw:text-box></draw:frame> <draw:frame draw:style-name="fr2" draw:name="FrameW24" text:anchor-type="as-char" fo:min-width="0.356cm" draw:z-index="25"><draw:text-box fo:min-height="0.356cm"><text:p text:style-name="Interlin_20_Base_20_ski">a'u</text:p><text:p text:style-name="Interlin_20_Word_20_Gloss_20_en">1SG</text:p></draw:text-box></draw:frame> <draw:frame draw:style-name="fr2" draw:name="FrameW25" text:anchor-type="as-char" fo:min-width="0.356cm" draw:z-index="26"><draw:text-box fo:min-height="0.356cm"><text:p text:style-name="Interlin_20_Base_20_ski">tenger</text:p><text:p text:style-name="Interlin_20_Word_20_Gloss_20_en">compare</text:p></draw:text-box></draw:frame> <draw:frame draw:style-name="fr2" draw:name="FrameW26" text:anchor-type="as-char" fo:min-width="0.356cm" draw:z-index="27"><draw:text-box fo:min-height="0.356cm"><text:p text:style-name="Interlin_20_Base_20_ski">natar</text:p><text:p text:style-name="Interlin_20_Word_20_Gloss_20_en">village</text:p></draw:text-box></draw:frame> </text:p>
      <text:p text:style-name="P4"/>
      <text:p text:style-name="P4">it's not that big but I see it as very big;</text:p>
      <text:p text:style-name="P2"/>
      <text:p text:style-name="P2"/>
      <text:p text:style-name="P2"><draw:frame draw:style-name="fr1" draw:name="FrameN3" text:anchor-type="as-char" fo:min-width="0.356cm" draw:z-index="28"><draw:text-box fo:min-height="0.356cm"><text:p text:style-name="Interlin_20_Phrase_20_Number">3</text:p></draw:text-box></draw:frame> <draw:frame draw:style-name="fr2" draw:name="FrameW27" text:anchor-type="as-char" fo:min-width="0.356cm" draw:z-index="29"><draw:text-box fo:min-height="0.356cm"><text:p text:style-name="Interlin_20_Base_20_ski">ro'o</text:p><text:p text:style-name="Interlin_20_Word_20_Gloss_20_en">near</text:p></draw:text-box></draw:frame> <draw:frame draw:style-name="fr2" draw:name="FrameW28" text:anchor-type="as-char" fo:min-width="0.356cm" draw:z-index="30"><draw:text-box fo:min-height="0.356cm"><text:p text:style-name="Interlin_20_Base_20_ski">Kokat</text:p><text:p text:style-name="Interlin_20_Word_20_Gloss_20_en">Kokat</text:p></draw:text-box></draw:frame> <draw:frame draw:style-name="fr2" draw:name="FrameW29" text:anchor-type="as-char" fo:min-width="0.356cm" draw:z-index="31"><draw:text-box fo:min-height="0.356cm"><text:p text:style-name="Interlin_20_Base_20_ski">nora</text:p><text:p text:style-name="Interlin_20_Word_20_Gloss_20_en">and</text:p></draw:text-box></draw:frame> <draw:frame draw:style-name="fr2" draw:name="FrameW30" text:anchor-type="as-char" fo:min-width="0.356cm" draw:z-index="32"><draw:text-box fo:min-height="0.356cm"><text:p text:style-name="Interlin_20_Base_20_ski">Wodot</text:p><text:p text:style-name="Interlin_20_Word_20_Gloss_20_en">Wodot</text:p></draw:text-box></draw:frame> <draw:frame draw:style-name="fr2" draw:name="FrameW31" text:anchor-type="as-char" fo:min-width="0.356cm" draw:z-index="33"><draw:text-box fo:min-height="0.356cm"><text:p text:style-name="Interlin_20_Base_20_ski">natar</text:p><text:p text:style-name="Interlin_20_Word_20_Gloss_20_en">village</text:p></draw:text-box></draw:frame> <draw:frame draw:style-name="fr2" draw:name="FrameW32" text:anchor-type="as-char" fo:min-width="0.356cm" draw:z-index="34"><draw:text-box fo:min-height="0.356cm"><text:p text:style-name="Interlin_20_Base_20_ski">hewat</text:p><text:p text:style-name="Interlin_20_Word_20_Gloss_20_en">Hewa</text:p></draw:text-box></draw:frame> <draw:frame draw:style-name="fr2" draw:name="FrameW33" text:anchor-type="as-char" fo:min-width="0.356cm" draw:z-index="35"><draw:text-box fo:min-height="0.356cm"><text:p text:style-name="Interlin_20_Base_20_ski">lëbi</text:p><text:p text:style-name="Interlin_20_Word_20_Gloss_20_en">more</text:p></draw:text-box></draw:frame> <draw:frame draw:style-name="fr2" draw:name="FrameW34" text:anchor-type="as-char" fo:min-width="0.356cm" draw:z-index="36"><draw:text-box fo:min-height="0.356cm"><text:p text:style-name="Interlin_20_Base_20_ski">gëte'</text:p><text:p text:style-name="Interlin_20_Word_20_Gloss_20_en">big</text:p></draw:text-box></draw:frame> </text:p>
      <text:p text:style-name="P4"/>
      <text:p text:style-name="P4">next to the villages of Kokang and Wodong, the village of Hewa is bigger.</text:p>
      <text:p text:style-name="P2"/>
      <text:p text:style-name="P2"/>
      <text:p text:style-name="P2"><draw:frame draw:style-name="fr1" draw:name="FrameN4" text:anchor-type="as-char" fo:min-width="0.356cm" draw:z-index="37"><draw:text-box fo:min-height="0.356cm"><text:p text:style-name="Interlin_20_Phrase_20_Number">4</text:p></draw:text-box></draw:frame> <draw:frame draw:style-name="fr2" draw:name="FrameW35" text:anchor-type="as-char" fo:min-width="0.356cm" draw:z-index="38"><draw:text-box fo:min-height="0.356cm"><text:p text:style-name="Interlin_20_Base_20_ski">leu'</text:p><text:p text:style-name="Interlin_20_Word_20_Gloss_20_en">then</text:p></draw:text-box></draw:frame> <draw:frame draw:style-name="fr2" draw:name="FrameW36" text:anchor-type="as-char" fo:min-width="0.356cm" draw:z-index="39"><draw:text-box fo:min-height="0.356cm"><text:p text:style-name="Interlin_20_Base_20_ski">kalo</text:p><text:p text:style-name="Interlin_20_Word_20_Gloss_20_en">if</text:p></draw:text-box></draw:frame> <draw:frame draw:style-name="fr2" draw:name="FrameW37" text:anchor-type="as-char" fo:min-width="0.356cm" draw:z-index="40"><draw:text-box fo:min-height="0.356cm"><text:p text:style-name="Interlin_20_Base_20_ski">miu</text:p><text:p text:style-name="Interlin_20_Word_20_Gloss_20_en">2PL</text:p></draw:text-box></draw:frame> <draw:frame draw:style-name="fr2" draw:name="FrameW38" text:anchor-type="as-char" fo:min-width="0.356cm" draw:z-index="41"><draw:text-box fo:min-height="0.356cm"><text:p text:style-name="Interlin_20_Base_20_ski">ga'i</text:p><text:p text:style-name="Interlin_20_Word_20_Gloss_20_en">want</text:p></draw:text-box></draw:frame> <draw:frame draw:style-name="fr2" draw:name="FrameW39" text:anchor-type="as-char" fo:min-width="0.356cm" draw:z-index="42"><draw:text-box fo:min-height="0.356cm"><text:p text:style-name="Interlin_20_Base_20_ski">bano</text:p><text:p text:style-name="Interlin_20_Word_20_Gloss_20_en">go</text:p></draw:text-box></draw:frame> <draw:frame draw:style-name="fr2" draw:name="FrameW40" text:anchor-type="as-char" fo:min-width="0.356cm" draw:z-index="43"><draw:text-box fo:min-height="0.356cm"><text:p text:style-name="Interlin_20_Base_20_ski">lau</text:p><text:p text:style-name="Interlin_20_Word_20_Gloss_20_en">DIR.down</text:p></draw:text-box></draw:frame> <draw:frame draw:style-name="fr2" draw:name="FrameW41" text:anchor-type="as-char" fo:min-width="0.356cm" draw:z-index="44"><draw:text-box fo:min-height="0.356cm"><text:p text:style-name="Interlin_20_Base_20_ski">tahi'</text:p><text:p text:style-name="Interlin_20_Word_20_Gloss_20_en">sea</text:p></draw:text-box></draw:frame> <draw:frame draw:style-name="fr2" draw:name="FrameW42" text:anchor-type="as-char" fo:min-width="0.356cm" draw:z-index="45"><draw:text-box fo:min-height="0.356cm"><text:p text:style-name="Frame_20_contents">,</text:p></draw:text-box></draw:frame> <draw:frame draw:style-name="fr2" draw:name="FrameW43" text:anchor-type="as-char" fo:min-width="0.356cm" draw:z-index="46"><draw:text-box fo:min-height="0.356cm"><text:p text:style-name="Interlin_20_Base_20_ski">tahi'</text:p><text:p text:style-name="Interlin_20_Word_20_Gloss_20_en">sea</text:p></draw:text-box></draw:frame> <draw:frame draw:style-name="fr2" draw:name="FrameW44" text:anchor-type="as-char" fo:min-width="0.356cm" draw:z-index="47"><draw:text-box fo:min-height="0.356cm"><text:p text:style-name="Interlin_20_Base_20_ski">'ia</text:p><text:p text:style-name="Interlin_20_Word_20_Gloss_20_en">DEF</text:p></draw:text-box></draw:frame> <draw:frame draw:style-name="fr2" draw:name="FrameW45" text:anchor-type="as-char" fo:min-width="0.356cm" draw:z-index="48"><draw:text-box fo:min-height="0.356cm"><text:p text:style-name="Interlin_20_Base_20_ski">ro'o</text:p><text:p text:style-name="Interlin_20_Word_20_Gloss_20_en">near</text:p></draw:text-box></draw:frame> <draw:frame draw:style-name="fr2" draw:name="FrameW46" text:anchor-type="as-char" fo:min-width="0.356cm" draw:z-index="49"><draw:text-box fo:min-height="0.356cm"><text:p text:style-name="Frame_20_contents">,</text:p></draw:text-box></draw:frame> <draw:frame draw:style-name="fr2" draw:name="FrameW47" text:anchor-type="as-char" fo:min-width="0.356cm" draw:z-index="50"><draw:text-box fo:min-height="0.356cm"><text:p text:style-name="Interlin_20_Base_20_ski">kalu</text:p><text:p text:style-name="Interlin_20_Word_20_Gloss_20_en">if</text:p></draw:text-box></draw:frame> <draw:frame draw:style-name="fr2" draw:name="FrameW48" text:anchor-type="as-char" fo:min-width="0.356cm" draw:z-index="51"><draw:text-box fo:min-height="0.356cm"><text:p text:style-name="Interlin_20_Base_20_ski">pano</text:p><text:p text:style-name="Interlin_20_Word_20_Gloss_20_en">walk.2PL</text:p></draw:text-box></draw:frame> <draw:frame draw:style-name="fr2" draw:name="FrameW49" text:anchor-type="as-char" fo:min-width="0.356cm" draw:z-index="52"><draw:text-box fo:min-height="0.356cm"><text:p text:style-name="Interlin_20_Base_20_ski">luat</text:p><text:p text:style-name="Interlin_20_Word_20_Gloss_20_en">morning</text:p></draw:text-box></draw:frame> <draw:frame draw:style-name="fr2" draw:name="FrameW50" text:anchor-type="as-char" fo:min-width="0.356cm" draw:z-index="53"><draw:text-box fo:min-height="0.356cm"><text:p text:style-name="Interlin_20_Base_20_ski">la'in</text:p><text:p text:style-name="Interlin_20_Word_20_Gloss_20_en">not.yet</text:p></draw:text-box></draw:frame> <draw:frame draw:style-name="fr2" draw:name="FrameW51" text:anchor-type="as-char" fo:min-width="0.356cm" draw:z-index="54"><draw:text-box fo:min-height="0.356cm"><text:p text:style-name="Interlin_20_Base_20_ski">wë</text:p><text:p text:style-name="Interlin_20_Word_20_Gloss_20_en">go</text:p></draw:text-box></draw:frame> <draw:frame draw:style-name="fr2" draw:name="FrameW52" text:anchor-type="as-char" fo:min-width="0.356cm" draw:z-index="55"><draw:text-box fo:min-height="0.356cm"><text:p text:style-name="Interlin_20_Base_20_ski">lau</text:p><text:p text:style-name="Interlin_20_Word_20_Gloss_20_en">down.to</text:p></draw:text-box></draw:frame> </text:p>
      <text:p text:style-name="P4"/>
      <text:p text:style-name="P4">So if you would like to go to the beach, it's just very near, if you go in the early morning to the beach</text:p>
      <text:p text:style-name="P2"/>
      <text:p text:style-name="P2"/>
      <text:p text:style-name="P3"><draw:frame draw:style-name="fr1" draw:name="FrameN5" text:anchor-type="as-char" fo:min-width="0.356cm" draw:z-index="353"><draw:text-box fo:min-height="0.356cm"><text:p text:style-name="Interlin_20_Phrase_20_Number">5</text:p></draw:text-box></draw:frame> <draw:frame draw:style-name="fr2" draw:name="FrameW53" text:anchor-type="as-char" fo:min-width="0.356cm" draw:z-index="56"><draw:text-box fo:min-height="0.356cm"><text:p text:style-name="Interlin_20_Base_20_ski">lau</text:p><text:p text:style-name="Interlin_20_Word_20_Gloss_20_en">down.to</text:p></draw:text-box></draw:frame> <draw:frame draw:style-name="fr2" draw:name="FrameW54" text:anchor-type="as-char" fo:min-width="0.356cm" draw:z-index="57"><draw:text-box fo:min-height="0.356cm"><text:p text:style-name="Interlin_20_Base_20_ski">tahi</text:p><text:p text:style-name="Interlin_20_Word_20_Gloss_20_en">sea</text:p></draw:text-box></draw:frame> <draw:frame draw:style-name="fr2" draw:name="FrameW55" text:anchor-type="as-char" fo:min-width="0.356cm" draw:z-index="58"><draw:text-box fo:min-height="0.356cm"><text:p text:style-name="Interlin_20_Base_20_ski">miu</text:p><text:p text:style-name="Interlin_20_Word_20_Gloss_20_en">2PL</text:p></draw:text-box></draw:frame> <draw:frame draw:style-name="fr2" draw:name="FrameW56" text:anchor-type="as-char" fo:min-width="0.356cm" draw:z-index="59"><draw:text-box fo:min-height="0.356cm"><text:p text:style-name="Interlin_20_Base_20_ski">ga'i</text:p><text:p text:style-name="Interlin_20_Word_20_Gloss_20_en">want</text:p></draw:text-box></draw:frame> <draw:frame draw:style-name="fr2" draw:name="FrameW57" text:anchor-type="as-char" fo:min-width="0.356cm" draw:z-index="60"><draw:text-box fo:min-height="0.356cm"><text:p text:style-name="Interlin_20_Base_20_ski">bano</text:p><text:p text:style-name="Interlin_20_Word_20_Gloss_20_en">go</text:p></draw:text-box></draw:frame> <draw:frame draw:style-name="fr2" draw:name="FrameW58" text:anchor-type="as-char" fo:min-width="0.356cm" draw:z-index="61"><draw:text-box fo:min-height="0.356cm"><text:p text:style-name="Interlin_20_Base_20_ski">pasak</text:p><text:p text:style-name="Interlin_20_Word_20_Gloss_20_en">fish.with.weapon</text:p></draw:text-box></draw:frame> <draw:frame draw:style-name="fr2" draw:name="FrameW59" text:anchor-type="as-char" fo:min-width="0.356cm" draw:z-index="62"><draw:text-box fo:min-height="0.356cm"><text:p text:style-name="Interlin_20_Base_20_ski">i'an</text:p><text:p text:style-name="Interlin_20_Word_20_Gloss_20_en">fish</text:p></draw:text-box></draw:frame> <draw:frame draw:style-name="fr2" draw:name="FrameW60" text:anchor-type="as-char" fo:min-width="0.356cm" draw:z-index="63"><draw:text-box fo:min-height="0.356cm"><text:p text:style-name="Interlin_20_Base_20_ski">ko</text:p><text:p text:style-name="Interlin_20_Word_20_Gloss_20_en">maybe</text:p></draw:text-box></draw:frame> <draw:frame draw:style-name="fr2" draw:name="FrameW61" text:anchor-type="as-char" fo:min-width="0.356cm" draw:z-index="64"><draw:text-box fo:min-height="0.356cm"><text:p text:style-name="Interlin_20_Base_20_ski">apa</text:p><text:p text:style-name="Interlin_20_Word_20_Gloss_20_en">what</text:p></draw:text-box></draw:frame> <draw:frame draw:style-name="fr2" draw:name="FrameW62" text:anchor-type="as-char" fo:min-width="0.356cm" draw:z-index="65"><draw:text-box fo:min-height="0.356cm"><text:p text:style-name="Interlin_20_Base_20_ski">ko</text:p><text:p text:style-name="Interlin_20_Word_20_Gloss_20_en">maybe</text:p></draw:text-box></draw:frame> </text:p>
      <text:p text:style-name="P4"/>
      <text:p text:style-name="P4">To the beach, if you want to catch a fish or whatever,</text:p>
      <text:p text:style-name="P2"/>
      <text:p text:style-name="P2"/>
      <text:p text:style-name="P2"><draw:frame draw:style-name="fr1" draw:name="FrameN6" text:anchor-type="as-char" fo:min-width="0.356cm" draw:z-index="66"><draw:text-box fo:min-height="0.356cm"><text:p text:style-name="Interlin_20_Phrase_20_Number">6</text:p></draw:text-box></draw:frame> <draw:frame draw:style-name="fr2" draw:name="FrameW63" text:anchor-type="as-char" fo:min-width="0.356cm" draw:z-index="67"><draw:text-box fo:min-height="0.356cm"><text:p text:style-name="Interlin_20_Base_20_ski">ini</text:p><text:p text:style-name="Interlin_20_Word_20_Gloss_20_en">so</text:p></draw:text-box></draw:frame> <draw:frame draw:style-name="fr2" draw:name="FrameW64" text:anchor-type="as-char" fo:min-width="0.356cm" draw:z-index="68"><draw:text-box fo:min-height="0.356cm"><text:p text:style-name="Interlin_20_Base_20_ski">bano</text:p><text:p text:style-name="Interlin_20_Word_20_Gloss_20_en">go</text:p></draw:text-box></draw:frame> <draw:frame draw:style-name="fr2" draw:name="FrameW65" text:anchor-type="as-char" fo:min-width="0.356cm" draw:z-index="69"><draw:text-box fo:min-height="0.356cm"><text:p text:style-name="Interlin_20_Base_20_ski">lau</text:p><text:p text:style-name="Interlin_20_Word_20_Gloss_20_en">down.to</text:p></draw:text-box></draw:frame> <draw:frame draw:style-name="fr2" draw:name="FrameW66" text:anchor-type="as-char" fo:min-width="0.356cm" draw:z-index="70"><draw:text-box fo:min-height="0.356cm"><text:p text:style-name="Interlin_20_Base_20_ski">tahi</text:p><text:p text:style-name="Interlin_20_Word_20_Gloss_20_en">sea</text:p></draw:text-box></draw:frame> <draw:frame draw:style-name="fr2" draw:name="FrameW67" text:anchor-type="as-char" fo:min-width="0.356cm" draw:z-index="71"><draw:text-box fo:min-height="0.356cm"><text:p text:style-name="Frame_20_contents">,</text:p></draw:text-box></draw:frame> <draw:frame draw:style-name="fr2" draw:name="FrameW68" text:anchor-type="as-char" fo:min-width="0.356cm" draw:z-index="72"><draw:text-box fo:min-height="0.356cm"><text:p text:style-name="Interlin_20_Base_20_ski">tahi</text:p><text:p text:style-name="Interlin_20_Word_20_Gloss_20_en">sea</text:p></draw:text-box></draw:frame> <draw:frame draw:style-name="fr2" draw:name="FrameW69" text:anchor-type="as-char" fo:min-width="0.356cm" draw:z-index="73"><draw:text-box fo:min-height="0.356cm"><text:p text:style-name="Interlin_20_Base_20_ski">lau</text:p><text:p text:style-name="Interlin_20_Word_20_Gloss_20_en">DIR.to</text:p></draw:text-box></draw:frame> <draw:frame draw:style-name="fr2" draw:name="FrameW70" text:anchor-type="as-char" fo:min-width="0.356cm" draw:z-index="74"><draw:text-box fo:min-height="0.356cm"><text:p text:style-name="Interlin_20_Base_20_ski">ro'o</text:p><text:p text:style-name="Interlin_20_Word_20_Gloss_20_en">near</text:p></draw:text-box></draw:frame> <draw:frame draw:style-name="fr2" draw:name="FrameW71" text:anchor-type="as-char" fo:min-width="0.356cm" draw:z-index="75"><draw:text-box fo:min-height="0.356cm"><text:p text:style-name="Frame_20_contents">,</text:p></draw:text-box></draw:frame> <draw:frame draw:style-name="fr2" draw:name="FrameW72" text:anchor-type="as-char" fo:min-width="0.356cm" draw:z-index="76"><draw:text-box fo:min-height="0.356cm"><text:p text:style-name="Interlin_20_Base_20_ski">leu</text:p><text:p text:style-name="Interlin_20_Word_20_Gloss_20_en">then</text:p></draw:text-box></draw:frame> <draw:frame draw:style-name="fr2" draw:name="FrameW73" text:anchor-type="as-char" fo:min-width="0.356cm" draw:z-index="77"><draw:text-box fo:min-height="0.356cm"><text:p text:style-name="Interlin_20_Base_20_ski">reta</text:p><text:p text:style-name="Interlin_20_Word_20_Gloss_20_en">DIR.up</text:p></draw:text-box></draw:frame> <draw:frame draw:style-name="fr2" draw:name="FrameW74" text:anchor-type="as-char" fo:min-width="0.356cm" draw:z-index="78"><draw:text-box fo:min-height="0.356cm"><text:p text:style-name="Interlin_20_Base_20_ski">baler</text:p><text:p text:style-name="Interlin_20_Word_20_Gloss_20_en">return</text:p></draw:text-box></draw:frame> <draw:frame draw:style-name="fr2" draw:name="FrameW75" text:anchor-type="as-char" fo:min-width="0.356cm" draw:z-index="79"><draw:text-box fo:min-height="0.356cm"><text:p text:style-name="Interlin_20_Base_20_ski">'ia</text:p><text:p text:style-name="Interlin_20_Word_20_Gloss_20_en">LOC</text:p></draw:text-box></draw:frame> <draw:frame draw:style-name="fr2" draw:name="FrameW76" text:anchor-type="as-char" fo:min-width="0.356cm" draw:z-index="80"><draw:text-box fo:min-height="0.356cm"><text:p text:style-name="Interlin_20_Base_20_ski">lëpo</text:p><text:p text:style-name="Interlin_20_Word_20_Gloss_20_en">house</text:p></draw:text-box></draw:frame> </text:p>
      <text:p text:style-name="P4"/>
      <text:p text:style-name="P4">so you go to the beach, the beach nearby, and then you go back home</text:p>
      <text:p text:style-name="P2"/>
      <text:p text:style-name="P2"/>
      <text:p text:style-name="P2"><draw:frame draw:style-name="fr1" draw:name="FrameN7" text:anchor-type="as-char" fo:min-width="0.356cm" draw:z-index="81"><draw:text-box fo:min-height="0.356cm"><text:p text:style-name="Interlin_20_Phrase_20_Number">7</text:p></draw:text-box></draw:frame> <draw:frame draw:style-name="fr2" draw:name="FrameW77" text:anchor-type="as-char" fo:min-width="0.356cm" draw:z-index="82"><draw:text-box fo:min-height="0.356cm"><text:p text:style-name="Interlin_20_Base_20_ski">ganu</text:p><text:p text:style-name="Interlin_20_Word_20_Gloss_20_en">like</text:p></draw:text-box></draw:frame> <draw:frame draw:style-name="fr2" draw:name="FrameW78" text:anchor-type="as-char" fo:min-width="0.356cm" draw:z-index="83"><draw:text-box fo:min-height="0.356cm"><text:p text:style-name="Interlin_20_Base_20_ski">opo</text:p><text:p text:style-name="Interlin_20_Word_20_Gloss_20_en">what</text:p></draw:text-box></draw:frame> <draw:frame draw:style-name="fr2" draw:name="FrameW79" text:anchor-type="as-char" fo:min-width="0.356cm" draw:z-index="84"><draw:text-box fo:min-height="0.356cm"><text:p text:style-name="Interlin_20_Base_20_ski">i'an</text:p><text:p text:style-name="Interlin_20_Word_20_Gloss_20_en">fish</text:p></draw:text-box></draw:frame> <draw:frame draw:style-name="fr2" draw:name="FrameW80" text:anchor-type="as-char" fo:min-width="0.356cm" draw:z-index="85"><draw:text-box fo:min-height="0.356cm"><text:p text:style-name="Interlin_20_Base_20_ski">miu</text:p><text:p text:style-name="Interlin_20_Word_20_Gloss_20_en">2PL</text:p></draw:text-box></draw:frame> <draw:frame draw:style-name="fr2" draw:name="FrameW81" text:anchor-type="as-char" fo:min-width="0.356cm" draw:z-index="86"><draw:text-box fo:min-height="0.356cm"><text:p text:style-name="Interlin_20_Base_20_ski">toma</text:p><text:p text:style-name="Interlin_20_Word_20_Gloss_20_en">get</text:p></draw:text-box></draw:frame> <draw:frame draw:style-name="fr2" draw:name="FrameW82" text:anchor-type="as-char" fo:min-width="0.356cm" draw:z-index="87"><draw:text-box fo:min-height="0.356cm"><text:p text:style-name="Interlin_20_Base_20_ski">ba'a</text:p><text:p text:style-name="Interlin_20_Word_20_Gloss_20_en">already</text:p></draw:text-box></draw:frame> <draw:frame draw:style-name="fr2" draw:name="FrameW83" text:anchor-type="as-char" fo:min-width="0.356cm" draw:z-index="88"><draw:text-box fo:min-height="0.356cm"><text:p text:style-name="Interlin_20_Base_20_ski">pasak</text:p><text:p text:style-name="Interlin_20_Word_20_Gloss_20_en">fish.with.weapon</text:p></draw:text-box></draw:frame> <draw:frame draw:style-name="fr2" draw:name="FrameW84" text:anchor-type="as-char" fo:min-width="0.356cm" draw:z-index="89"><draw:text-box fo:min-height="0.356cm"><text:p text:style-name="Interlin_20_Base_20_ski">lau</text:p><text:p text:style-name="Interlin_20_Word_20_Gloss_20_en">DIR.down</text:p></draw:text-box></draw:frame> <draw:frame draw:style-name="fr2" draw:name="FrameW85" text:anchor-type="as-char" fo:min-width="0.356cm" draw:z-index="90"><draw:text-box fo:min-height="0.356cm"><text:p text:style-name="Interlin_20_Base_20_ski">tahi</text:p><text:p text:style-name="Interlin_20_Word_20_Gloss_20_en">sea</text:p></draw:text-box></draw:frame> <draw:frame draw:style-name="fr2" draw:name="FrameW86" text:anchor-type="as-char" fo:min-width="0.356cm" draw:z-index="91"><draw:text-box fo:min-height="0.356cm"><text:p text:style-name="Frame_20_contents">,</text:p></draw:text-box></draw:frame> <draw:frame draw:style-name="fr2" draw:name="FrameW87" text:anchor-type="as-char" fo:min-width="0.356cm" draw:z-index="92"><draw:text-box fo:min-height="0.356cm"><text:p text:style-name="Interlin_20_Base_20_ski">i'an</text:p><text:p text:style-name="Interlin_20_Word_20_Gloss_20_en">fish</text:p></draw:text-box></draw:frame> <draw:frame draw:style-name="fr2" draw:name="FrameW88" text:anchor-type="as-char" fo:min-width="0.356cm" draw:z-index="93"><draw:text-box fo:min-height="0.356cm"><text:p text:style-name="Interlin_20_Base_20_ski">ko</text:p><text:p text:style-name="Interlin_20_Word_20_Gloss_20_en">maybe</text:p></draw:text-box></draw:frame> </text:p>
      <text:p text:style-name="P4"/>
      <text:p text:style-name="P4">like you what you have caught from the sea, for instance fish</text:p>
      <text:p text:style-name="P2"/>
      <text:p text:style-name="P2"/>
      <text:p text:style-name="P2"><draw:frame draw:style-name="fr1" draw:name="FrameN8" text:anchor-type="as-char" fo:min-width="0.356cm" draw:z-index="94"><draw:text-box fo:min-height="0.356cm"><text:p text:style-name="Interlin_20_Phrase_20_Number">8</text:p></draw:text-box></draw:frame> <draw:frame draw:style-name="fr2" draw:name="FrameW89" text:anchor-type="as-char" fo:min-width="0.356cm" draw:z-index="95"><draw:text-box fo:min-height="0.356cm"><text:p text:style-name="Interlin_20_Base_20_ski">ini</text:p><text:p text:style-name="Interlin_20_Word_20_Gloss_20_en">so</text:p></draw:text-box></draw:frame> <draw:frame draw:style-name="fr2" draw:name="FrameW90" text:anchor-type="as-char" fo:min-width="0.356cm" draw:z-index="96"><draw:text-box fo:min-height="0.356cm"><text:p text:style-name="Interlin_20_Base_20_ski">miu</text:p><text:p text:style-name="Interlin_20_Word_20_Gloss_20_en">2PL</text:p></draw:text-box></draw:frame> <draw:frame draw:style-name="fr2" draw:name="FrameW91" text:anchor-type="as-char" fo:min-width="0.356cm" draw:z-index="97"><draw:text-box fo:min-height="0.356cm"><text:p text:style-name="Interlin_20_Base_20_ski">toma</text:p><text:p text:style-name="Interlin_20_Word_20_Gloss_20_en">get</text:p></draw:text-box></draw:frame> <draw:frame draw:style-name="fr2" draw:name="FrameW92" text:anchor-type="as-char" fo:min-width="0.356cm" draw:z-index="98"><draw:text-box fo:min-height="0.356cm"><text:p text:style-name="Interlin_20_Base_20_ski">poin</text:p><text:p text:style-name="Interlin_20_Word_20_Gloss_20_en">whatever</text:p></draw:text-box></draw:frame> <draw:frame draw:style-name="fr2" draw:name="FrameW93" text:anchor-type="as-char" fo:min-width="0.356cm" draw:z-index="99"><draw:text-box fo:min-height="0.356cm"><text:p text:style-name="Interlin_20_Base_20_ski">lau</text:p><text:p text:style-name="Interlin_20_Word_20_Gloss_20_en">down.to</text:p></draw:text-box></draw:frame> <draw:frame draw:style-name="fr2" draw:name="FrameW94" text:anchor-type="as-char" fo:min-width="0.356cm" draw:z-index="100"><draw:text-box fo:min-height="0.356cm"><text:p text:style-name="Interlin_20_Base_20_ski">tahi</text:p><text:p text:style-name="Interlin_20_Word_20_Gloss_20_en">sea</text:p></draw:text-box></draw:frame> <draw:frame draw:style-name="fr2" draw:name="FrameW95" text:anchor-type="as-char" fo:min-width="0.356cm" draw:z-index="101"><draw:text-box fo:min-height="0.356cm"><text:p text:style-name="Frame_20_contents">,</text:p></draw:text-box></draw:frame> <draw:frame draw:style-name="fr2" draw:name="FrameW96" text:anchor-type="as-char" fo:min-width="0.356cm" draw:z-index="102"><draw:text-box fo:min-height="0.356cm"><text:p text:style-name="Interlin_20_Base_20_ski">huna</text:p><text:p text:style-name="Interlin_20_Word_20_Gloss_20_en">cook</text:p></draw:text-box></draw:frame> <draw:frame draw:style-name="fr2" draw:name="FrameW97" text:anchor-type="as-char" fo:min-width="0.356cm" draw:z-index="103"><draw:text-box fo:min-height="0.356cm"><text:p text:style-name="Interlin_20_Base_20_ski">reta</text:p><text:p text:style-name="Interlin_20_Word_20_Gloss_20_en">DIR.up</text:p></draw:text-box></draw:frame> <draw:frame draw:style-name="fr2" draw:name="FrameW98" text:anchor-type="as-char" fo:min-width="0.356cm" draw:z-index="104"><draw:text-box fo:min-height="0.356cm"><text:p text:style-name="Interlin_20_Base_20_ski">lëpo</text:p><text:p text:style-name="Interlin_20_Word_20_Gloss_20_en">house</text:p></draw:text-box></draw:frame> <draw:frame draw:style-name="fr2" draw:name="FrameW99" text:anchor-type="as-char" fo:min-width="0.356cm" draw:z-index="105"><draw:text-box fo:min-height="0.356cm"><text:p text:style-name="Interlin_20_Base_20_ski">topo</text:p><text:p text:style-name="Interlin_20_Word_20_Gloss_20_en">call</text:p></draw:text-box></draw:frame> <draw:frame draw:style-name="fr2" draw:name="FrameW100" text:anchor-type="as-char" fo:min-width="0.356cm" draw:z-index="106"><draw:text-box fo:min-height="0.356cm"><text:p text:style-name="Interlin_20_Base_20_ski">uwe wari</text:p><text:p text:style-name="Interlin_20_Word_20_Gloss_20_en">peers</text:p></draw:text-box></draw:frame> <draw:frame draw:style-name="fr2" draw:name="FrameW101" text:anchor-type="as-char" fo:min-width="0.356cm" draw:z-index="107"><draw:text-box fo:min-height="0.356cm"><text:p text:style-name="Interlin_20_Base_20_ski">tëri</text:p><text:p text:style-name="Interlin_20_Word_20_Gloss_20_en">sit.1PL.INCL</text:p></draw:text-box></draw:frame> </text:p>
      <text:p text:style-name="P4"/>
      <text:p text:style-name="P4">you have found from the sea, you prepare at home and invite your neighbors and relatives to sit</text:p>
      <text:p text:style-name="P2"/>
      <text:p text:style-name="P2"/>
      <text:p text:style-name="P2"><draw:frame draw:style-name="fr1" draw:name="FrameN9" text:anchor-type="as-char" fo:min-width="0.356cm" draw:z-index="108"><draw:text-box fo:min-height="0.356cm"><text:p text:style-name="Interlin_20_Phrase_20_Number">9</text:p></draw:text-box></draw:frame> <draw:frame draw:style-name="fr2" draw:name="FrameW102" text:anchor-type="as-char" fo:min-width="0.356cm" draw:z-index="109"><draw:text-box fo:min-height="0.356cm"><text:p text:style-name="Interlin_20_Base_20_ski">'ea</text:p><text:p text:style-name="Interlin_20_Word_20_Gloss_20_en">eat.1PL.INCL</text:p></draw:text-box></draw:frame> <draw:frame draw:style-name="fr2" draw:name="FrameW103" text:anchor-type="as-char" fo:min-width="0.356cm" draw:z-index="110"><draw:text-box fo:min-height="0.356cm"><text:p text:style-name="Interlin_20_Base_20_ski">hamahama</text:p><text:p text:style-name="Interlin_20_Word_20_Gloss_20_en">together</text:p></draw:text-box></draw:frame> <draw:frame draw:style-name="fr2" draw:name="FrameW104" text:anchor-type="as-char" fo:min-width="0.356cm" draw:z-index="111"><draw:text-box fo:min-height="0.356cm"><text:p text:style-name="Interlin_20_Base_20_ski">leu'</text:p><text:p text:style-name="Interlin_20_Word_20_Gloss_20_en">then</text:p></draw:text-box></draw:frame> </text:p>
      <text:p text:style-name="P4"/>
      <text:p text:style-name="P4">sitting, eating together, </text:p>
      <text:p text:style-name="P2"/>
      <text:p text:style-name="P3"><draw:frame draw:style-name="fr1" draw:name="FrameN10" text:anchor-type="as-char" fo:min-width="0.356cm" draw:z-index="112"><draw:text-box fo:min-height="0.356cm"><text:p text:style-name="Interlin_20_Phrase_20_Number">10</text:p></draw:text-box></draw:frame> <draw:frame draw:style-name="fr2" draw:name="FrameW105" text:anchor-type="as-char" fo:min-width="0.356cm" draw:z-index="113"><draw:text-box fo:min-height="0.356cm"><text:p text:style-name="Interlin_20_Base_20_ski">miu</text:p><text:p text:style-name="Interlin_20_Word_20_Gloss_20_en">2PL</text:p></draw:text-box></draw:frame> <draw:frame draw:style-name="fr2" draw:name="FrameW106" text:anchor-type="as-char" fo:min-width="0.356cm" draw:z-index="114"><draw:text-box fo:min-height="0.356cm"><text:p text:style-name="Interlin_20_Base_20_ski">ga'i</text:p><text:p text:style-name="Interlin_20_Word_20_Gloss_20_en">want</text:p></draw:text-box></draw:frame> <draw:frame draw:style-name="fr2" draw:name="FrameW107" text:anchor-type="as-char" fo:min-width="0.356cm" draw:z-index="115"><draw:text-box fo:min-height="0.356cm"><text:p text:style-name="Interlin_20_Base_20_ski">bano</text:p><text:p text:style-name="Interlin_20_Word_20_Gloss_20_en">go</text:p></draw:text-box></draw:frame> <draw:frame draw:style-name="fr2" draw:name="FrameW108" text:anchor-type="as-char" fo:min-width="0.356cm" draw:z-index="116"><draw:text-box fo:min-height="0.356cm"><text:p text:style-name="Interlin_20_Base_20_ski">dari</text:p><text:p text:style-name="Interlin_20_Word_20_Gloss_20_en">from</text:p></draw:text-box></draw:frame> <draw:frame draw:style-name="fr2" draw:name="FrameW109" text:anchor-type="as-char" fo:min-width="0.356cm" draw:z-index="117"><draw:text-box fo:min-height="0.356cm"><text:p text:style-name="Interlin_20_Base_20_ski">lëpo</text:p><text:p text:style-name="Interlin_20_Word_20_Gloss_20_en">house</text:p></draw:text-box></draw:frame> <draw:frame draw:style-name="fr2" draw:name="FrameW110" text:anchor-type="as-char" fo:min-width="0.356cm" draw:z-index="118"><draw:text-box fo:min-height="0.356cm"><text:p text:style-name="Interlin_20_Base_20_ski">bano</text:p><text:p text:style-name="Interlin_20_Word_20_Gloss_20_en">go</text:p></draw:text-box></draw:frame> <draw:frame draw:style-name="fr2" draw:name="FrameW111" text:anchor-type="as-char" fo:min-width="0.356cm" draw:z-index="119"><draw:text-box fo:min-height="0.356cm"><text:p text:style-name="Interlin_20_Base_20_ski">reta</text:p><text:p text:style-name="Interlin_20_Word_20_Gloss_20_en">to</text:p></draw:text-box></draw:frame> <draw:frame draw:style-name="fr2" draw:name="FrameW112" text:anchor-type="as-char" fo:min-width="0.356cm" draw:z-index="120"><draw:text-box fo:min-height="0.356cm"><text:p text:style-name="Interlin_20_Base_20_ski">Wuko</text:p><text:p text:style-name="Interlin_20_Word_20_Gloss_20_en">Wuko</text:p></draw:text-box></draw:frame> <draw:frame draw:style-name="fr2" draw:name="FrameW113" text:anchor-type="as-char" fo:min-width="0.356cm" draw:z-index="121"><draw:text-box fo:min-height="0.356cm"><text:p text:style-name="Interlin_20_Base_20_ski">reta</text:p><text:p text:style-name="Interlin_20_Word_20_Gloss_20_en">to</text:p></draw:text-box></draw:frame> <draw:frame draw:style-name="fr2" draw:name="FrameW114" text:anchor-type="as-char" fo:min-width="0.356cm" draw:z-index="122"><draw:text-box fo:min-height="0.356cm"><text:p text:style-name="Interlin_20_Base_20_ski">ilin</text:p><text:p text:style-name="Interlin_20_Word_20_Gloss_20_en">so</text:p></draw:text-box></draw:frame> <draw:frame draw:style-name="fr2" draw:name="FrameW115" text:anchor-type="as-char" fo:min-width="0.356cm" draw:z-index="123"><draw:text-box fo:min-height="0.356cm"><text:p text:style-name="Interlin_20_Base_20_ski">ilin</text:p><text:p text:style-name="Interlin_20_Word_20_Gloss_20_en">so</text:p></draw:text-box></draw:frame> </text:p>
      <text:p text:style-name="P4"/>
      <text:p text:style-name="P4"/>
      <text:p text:style-name="P4">and after that if you would like to go to wuko, to a mountain and then</text:p>
      <text:p text:style-name="P2"><draw:frame draw:style-name="fr1" draw:name="FrameN11" text:anchor-type="as-char" fo:min-width="0.356cm" draw:z-index="124"><draw:text-box fo:min-height="0.356cm"><text:p text:style-name="Interlin_20_Phrase_20_Number">11</text:p></draw:text-box></draw:frame> <draw:frame draw:style-name="fr2" draw:name="FrameW116" text:anchor-type="as-char" fo:min-width="0.356cm" draw:z-index="125"><draw:text-box fo:min-height="0.356cm"><text:p text:style-name="Interlin_20_Base_20_ski">reta</text:p><text:p text:style-name="Interlin_20_Word_20_Gloss_20_en">DIR.up</text:p></draw:text-box></draw:frame> <draw:frame draw:style-name="fr2" draw:name="FrameW117" text:anchor-type="as-char" fo:min-width="0.356cm" draw:z-index="126"><draw:text-box fo:min-height="0.356cm"><text:p text:style-name="Interlin_20_Base_20_ski">natar</text:p><text:p text:style-name="Interlin_20_Word_20_Gloss_20_en">village</text:p></draw:text-box></draw:frame> <draw:frame draw:style-name="fr2" draw:name="FrameW118" text:anchor-type="as-char" fo:min-width="0.356cm" draw:z-index="127"><draw:text-box fo:min-height="0.356cm"><text:p text:style-name="Interlin_20_Base_20_ski">ilin</text:p><text:p text:style-name="Interlin_20_Word_20_Gloss_20_en">so</text:p></draw:text-box></draw:frame> </text:p>
      <text:p text:style-name="P4"/>
      <text:p text:style-name="P4">to the top of the village</text:p>
      <text:p text:style-name="P2"/>
      <text:p text:style-name="P2"/>
      <text:p text:style-name="P2"><draw:frame draw:style-name="fr1" draw:name="FrameN12" text:anchor-type="as-char" fo:min-width="0.356cm" draw:z-index="354"><draw:text-box fo:min-height="0.356cm"><text:p text:style-name="Interlin_20_Phrase_20_Number">12</text:p></draw:text-box></draw:frame> <draw:frame draw:style-name="fr2" draw:name="FrameW119" text:anchor-type="as-char" fo:min-width="0.356cm" draw:z-index="355"><draw:text-box fo:min-height="0.356cm"><text:p text:style-name="Interlin_20_Base_20_ski">e'on</text:p><text:p text:style-name="Interlin_20_Word_20_Gloss_20_en">NEG</text:p></draw:text-box></draw:frame> <draw:frame draw:style-name="fr2" draw:name="FrameW120" text:anchor-type="as-char" fo:min-width="0.356cm" draw:z-index="356"><draw:text-box fo:min-height="0.356cm"><text:p text:style-name="Interlin_20_Base_20_ski">tërlalu</text:p><text:p text:style-name="Interlin_20_Word_20_Gloss_20_en">CORR</text:p></draw:text-box></draw:frame> <draw:frame draw:style-name="fr2" draw:name="FrameW121" text:anchor-type="as-char" fo:min-width="0.356cm" draw:z-index="357"><draw:text-box fo:min-height="0.356cm"><text:p text:style-name="Interlin_20_Base_20_ski">gëte</text:p><text:p text:style-name="Interlin_20_Word_20_Gloss_20_en">big</text:p></draw:text-box></draw:frame> <draw:frame draw:style-name="fr2" draw:name="FrameW122" text:anchor-type="as-char" fo:min-width="0.356cm" draw:z-index="358"><draw:text-box fo:min-height="0.356cm"><text:p text:style-name="Interlin_20_Base_20_ski">iwa</text:p><text:p text:style-name="Interlin_20_Word_20_Gloss_20_en">NEG</text:p></draw:text-box></draw:frame> <draw:frame draw:style-name="fr2" draw:name="FrameW123" text:anchor-type="as-char" fo:min-width="0.356cm" draw:z-index="359"><draw:text-box fo:min-height="0.356cm"><text:p text:style-name="Interlin_20_Base_20_ski">tapi</text:p><text:p text:style-name="Interlin_20_Word_20_Gloss_20_en">but</text:p></draw:text-box></draw:frame> </text:p>
      <text:p text:style-name="P4"/>
      <text:p text:style-name="P4">it's not that big but</text:p>
      <text:p text:style-name="P2"/>
      <text:p text:style-name="P2"/>
      <text:p text:style-name="P2"><draw:frame draw:style-name="fr1" draw:name="FrameN13" text:anchor-type="as-char" fo:min-width="0.356cm" draw:z-index="128"><draw:text-box fo:min-height="0.356cm"><text:p text:style-name="Interlin_20_Phrase_20_Number">13</text:p></draw:text-box></draw:frame> <draw:frame draw:style-name="fr2" draw:name="FrameW124" text:anchor-type="as-char" fo:min-width="0.356cm" draw:z-index="129"><draw:text-box fo:min-height="0.356cm"><text:p text:style-name="Interlin_20_Base_20_ski">miu</text:p><text:p text:style-name="Interlin_20_Word_20_Gloss_20_en">2PL</text:p></draw:text-box></draw:frame> <draw:frame draw:style-name="fr2" draw:name="FrameW125" text:anchor-type="as-char" fo:min-width="0.356cm" draw:z-index="130"><draw:text-box fo:min-height="0.356cm"><text:p text:style-name="Interlin_20_Base_20_ski">bisa'</text:p><text:p text:style-name="Interlin_20_Word_20_Gloss_20_en">can</text:p></draw:text-box></draw:frame> <draw:frame draw:style-name="fr2" draw:name="FrameW126" text:anchor-type="as-char" fo:min-width="0.356cm" draw:z-index="131"><draw:text-box fo:min-height="0.356cm"><text:p text:style-name="Interlin_20_Base_20_ski">lema</text:p><text:p text:style-name="Interlin_20_Word_20_Gloss_20_en">climb</text:p></draw:text-box></draw:frame> <draw:frame draw:style-name="fr2" draw:name="FrameW127" text:anchor-type="as-char" fo:min-width="0.356cm" draw:z-index="132"><draw:text-box fo:min-height="0.356cm"><text:p text:style-name="Interlin_20_Base_20_ski">anak</text:p><text:p text:style-name="Interlin_20_Word_20_Gloss_20_en">small</text:p></draw:text-box></draw:frame> <draw:frame draw:style-name="fr2" draw:name="FrameW128" text:anchor-type="as-char" fo:min-width="0.356cm" draw:z-index="133"><draw:text-box fo:min-height="0.356cm"><text:p text:style-name="Interlin_20_Base_20_ski">ha</text:p><text:p text:style-name="Interlin_20_Word_20_Gloss_20_en">INDF</text:p></draw:text-box></draw:frame> <draw:frame draw:style-name="fr2" draw:name="FrameW129" text:anchor-type="as-char" fo:min-width="0.356cm" draw:z-index="134"><draw:text-box fo:min-height="0.356cm"><text:p text:style-name="Interlin_20_Base_20_ski">mëleng</text:p><text:p text:style-name="Interlin_20_Word_20_Gloss_20_en">tired</text:p></draw:text-box></draw:frame> <draw:frame draw:style-name="fr2" draw:name="FrameW130" text:anchor-type="as-char" fo:min-width="0.356cm" draw:z-index="135"><draw:text-box fo:min-height="0.356cm"><text:p text:style-name="Interlin_20_Base_20_ski">anak</text:p><text:p text:style-name="Interlin_20_Word_20_Gloss_20_en">small</text:p></draw:text-box></draw:frame> <draw:frame draw:style-name="fr2" draw:name="FrameW131" text:anchor-type="as-char" fo:min-width="0.356cm" draw:z-index="136"><draw:text-box fo:min-height="0.356cm"><text:p text:style-name="Interlin_20_Base_20_ski">ha</text:p><text:p text:style-name="Interlin_20_Word_20_Gloss_20_en">INDF</text:p></draw:text-box></draw:frame> <draw:frame draw:style-name="fr2" draw:name="FrameW132" text:anchor-type="as-char" fo:min-width="0.356cm" draw:z-index="137"><draw:text-box fo:min-height="0.356cm"><text:p text:style-name="Interlin_20_Base_20_ski">wë</text:p><text:p text:style-name="Interlin_20_Word_20_Gloss_20_en">go</text:p></draw:text-box></draw:frame> <draw:frame draw:style-name="fr2" draw:name="FrameW133" text:anchor-type="as-char" fo:min-width="0.356cm" draw:z-index="138"><draw:text-box fo:min-height="0.356cm"><text:p text:style-name="Interlin_20_Base_20_ski">lala</text:p><text:p text:style-name="Interlin_20_Word_20_Gloss_20_en">up</text:p></draw:text-box></draw:frame> </text:p>
      <text:p text:style-name="P4"/>
      <text:p text:style-name="P4">you can go up a bit, get yourself tired a bit up</text:p>
      <text:p text:style-name="P2"/>
      <text:p text:style-name="P2"/>
      <text:p text:style-name="P2"><draw:frame draw:style-name="fr1" draw:name="FrameN14" text:anchor-type="as-char" fo:min-width="0.356cm" draw:z-index="139"><draw:text-box fo:min-height="0.356cm"><text:p text:style-name="Interlin_20_Phrase_20_Number">14</text:p></draw:text-box></draw:frame> <draw:frame draw:style-name="fr2" draw:name="FrameW134" text:anchor-type="as-char" fo:min-width="0.356cm" draw:z-index="140"><draw:text-box fo:min-height="0.356cm"><text:p text:style-name="Interlin_20_Base_20_ski">reta</text:p><text:p text:style-name="Interlin_20_Word_20_Gloss_20_en">DIR.up</text:p></draw:text-box></draw:frame> <draw:frame draw:style-name="fr2" draw:name="FrameW135" text:anchor-type="as-char" fo:min-width="0.356cm" draw:z-index="141"><draw:text-box fo:min-height="0.356cm"><text:p text:style-name="Interlin_20_Base_20_ski">ilin</text:p><text:p text:style-name="Interlin_20_Word_20_Gloss_20_en">so</text:p></draw:text-box></draw:frame> <draw:frame draw:style-name="fr2" draw:name="FrameW136" text:anchor-type="as-char" fo:min-width="0.356cm" draw:z-index="142"><draw:text-box fo:min-height="0.356cm"><text:p text:style-name="Interlin_20_Base_20_ski">'ami</text:p><text:p text:style-name="Interlin_20_Word_20_Gloss_20_en">1PL.EXCL</text:p></draw:text-box></draw:frame> <draw:frame draw:style-name="fr2" draw:name="FrameW137" text:anchor-type="as-char" fo:min-width="0.356cm" draw:z-index="143"><draw:text-box fo:min-height="0.356cm"><text:p text:style-name="Interlin_20_Base_20_ski">bëta</text:p><text:p text:style-name="Interlin_20_Word_20_Gloss_20_en">name</text:p></draw:text-box></draw:frame> <draw:frame draw:style-name="fr2" draw:name="FrameW138" text:anchor-type="as-char" fo:min-width="0.356cm" draw:z-index="144"><draw:text-box fo:min-height="0.356cm"><text:p text:style-name="Interlin_20_Base_20_ski">ilin</text:p><text:p text:style-name="Interlin_20_Word_20_Gloss_20_en">so</text:p></draw:text-box></draw:frame> <draw:frame draw:style-name="fr2" draw:name="FrameW139" text:anchor-type="as-char" fo:min-width="0.356cm" draw:z-index="145"><draw:text-box fo:min-height="0.356cm"><text:p text:style-name="Interlin_20_Base_20_ski">Wuko</text:p><text:p text:style-name="Interlin_20_Word_20_Gloss_20_en">Wuko</text:p></draw:text-box></draw:frame> </text:p>
      <text:p text:style-name="P4"/>
      <text:p text:style-name="P4">that mountain we call Wuko mountain</text:p>
      <text:p text:style-name="P2"/>
      <text:p text:style-name="P2"/>
      <text:p text:style-name="P2"><draw:frame draw:style-name="fr1" draw:name="FrameN15" text:anchor-type="as-char" fo:min-width="0.356cm" draw:z-index="146"><draw:text-box fo:min-height="0.356cm"><text:p text:style-name="Interlin_20_Phrase_20_Number">15</text:p></draw:text-box></draw:frame> <draw:frame draw:style-name="fr2" draw:name="FrameW140" text:anchor-type="as-char" fo:min-width="0.356cm" draw:z-index="147"><draw:text-box fo:min-height="0.356cm"><text:p text:style-name="Interlin_20_Base_20_ski">noran</text:p><text:p text:style-name="Interlin_20_Word_20_Gloss_20_en">exist</text:p></draw:text-box></draw:frame> <draw:frame draw:style-name="fr2" draw:name="FrameW141" text:anchor-type="as-char" fo:min-width="0.356cm" draw:z-index="148"><draw:text-box fo:min-height="0.356cm"><text:p text:style-name="Interlin_20_Base_20_ski">'ai watu</text:p><text:p text:style-name="Interlin_20_Word_20_Gloss_20_en">forest</text:p></draw:text-box></draw:frame> <draw:frame draw:style-name="fr2" draw:name="FrameW142" text:anchor-type="as-char" fo:min-width="0.356cm" draw:z-index="149"><draw:text-box fo:min-height="0.356cm"><text:p text:style-name="Interlin_20_Base_20_ski">'ahan</text:p><text:p text:style-name="Interlin_20_Word_20_Gloss_20_en">DEF.PL</text:p></draw:text-box></draw:frame> <draw:frame draw:style-name="fr2" draw:name="FrameW143" text:anchor-type="as-char" fo:min-width="0.356cm" draw:z-index="150"><draw:text-box fo:min-height="0.356cm"><text:p text:style-name="Interlin_20_Base_20_ski">di</text:p><text:p text:style-name="Interlin_20_Word_20_Gloss_20_en">INJ</text:p></draw:text-box></draw:frame> <draw:frame draw:style-name="fr2" draw:name="FrameW144" text:anchor-type="as-char" fo:min-width="0.356cm" draw:z-index="151"><draw:text-box fo:min-height="0.356cm"><text:p text:style-name="Interlin_20_Base_20_ski">'oher</text:p><text:p text:style-name="Interlin_20_Word_20_Gloss_20_en">a.lot</text:p></draw:text-box></draw:frame> <draw:frame draw:style-name="fr2" draw:name="FrameW145" text:anchor-type="as-char" fo:min-width="0.356cm" draw:z-index="152"><draw:text-box fo:min-height="0.356cm"><text:p text:style-name="Interlin_20_Base_20_ski">ini</text:p><text:p text:style-name="Interlin_20_Word_20_Gloss_20_en">FILL</text:p></draw:text-box></draw:frame> </text:p>
      <text:p text:style-name="P4"/>
      <text:p text:style-name="P4">There are a lot of trees and...</text:p>
      <text:p text:style-name="P2"/>
      <text:p text:style-name="P2"/>
      <text:p text:style-name="P2"><draw:frame draw:style-name="fr1" draw:name="FrameN16" text:anchor-type="as-char" fo:min-width="0.356cm" draw:z-index="153"><draw:text-box fo:min-height="0.356cm"><text:p text:style-name="Interlin_20_Phrase_20_Number">16</text:p></draw:text-box></draw:frame> <draw:frame draw:style-name="fr2" draw:name="FrameW146" text:anchor-type="as-char" fo:min-width="0.356cm" draw:z-index="154"><draw:text-box fo:min-height="0.356cm"><text:p text:style-name="Interlin_20_Base_20_ski">noran</text:p><text:p text:style-name="Interlin_20_Word_20_Gloss_20_en">exist</text:p></draw:text-box></draw:frame> <draw:frame draw:style-name="fr2" draw:name="FrameW147" text:anchor-type="as-char" fo:min-width="0.356cm" draw:z-index="155"><draw:text-box fo:min-height="0.356cm"><text:p text:style-name="Interlin_20_Base_20_ski">napun</text:p><text:p text:style-name="Interlin_20_Word_20_Gloss_20_en">river</text:p></draw:text-box></draw:frame> <draw:frame draw:style-name="fr2" draw:name="FrameW148" text:anchor-type="as-char" fo:min-width="0.356cm" draw:z-index="156"><draw:text-box fo:min-height="0.356cm"><text:p text:style-name="Interlin_20_Base_20_ski">wair</text:p><text:p text:style-name="Interlin_20_Word_20_Gloss_20_en">water</text:p></draw:text-box></draw:frame> <draw:frame draw:style-name="fr2" draw:name="FrameW149" text:anchor-type="as-char" fo:min-width="0.356cm" draw:z-index="157"><draw:text-box fo:min-height="0.356cm"><text:p text:style-name="Interlin_20_Base_20_ski">napun</text:p><text:p text:style-name="Interlin_20_Word_20_Gloss_20_en">river</text:p></draw:text-box></draw:frame> <draw:frame draw:style-name="fr2" draw:name="FrameW150" text:anchor-type="as-char" fo:min-width="0.356cm" draw:z-index="158"><draw:text-box fo:min-height="0.356cm"><text:p text:style-name="Interlin_20_Base_20_ski">wair</text:p><text:p text:style-name="Interlin_20_Word_20_Gloss_20_en">water</text:p></draw:text-box></draw:frame> <draw:frame draw:style-name="fr2" draw:name="FrameW151" text:anchor-type="as-char" fo:min-width="0.356cm" draw:z-index="159"><draw:text-box fo:min-height="0.356cm"><text:p text:style-name="Interlin_20_Base_20_ski">blatan</text:p><text:p text:style-name="Interlin_20_Word_20_Gloss_20_en">cold</text:p></draw:text-box></draw:frame> <draw:frame draw:style-name="fr2" draw:name="FrameW152" text:anchor-type="as-char" fo:min-width="0.356cm" draw:z-index="160"><draw:text-box fo:min-height="0.356cm"><text:p text:style-name="Interlin_20_Base_20_ski">wair</text:p><text:p text:style-name="Interlin_20_Word_20_Gloss_20_en">water</text:p></draw:text-box></draw:frame> <draw:frame draw:style-name="fr2" draw:name="FrameW153" text:anchor-type="as-char" fo:min-width="0.356cm" draw:z-index="161"><draw:text-box fo:min-height="0.356cm"><text:p text:style-name="Interlin_20_Base_20_ski">nimu</text:p><text:p text:style-name="Interlin_20_Word_20_Gloss_20_en">3PL</text:p></draw:text-box></draw:frame> <draw:frame draw:style-name="fr2" draw:name="FrameW154" text:anchor-type="as-char" fo:min-width="0.356cm" draw:z-index="162"><draw:text-box fo:min-height="0.356cm"><text:p text:style-name="Frame_20_contents">-</text:p></draw:text-box></draw:frame> <draw:frame draw:style-name="fr2" draw:name="FrameW155" text:anchor-type="as-char" fo:min-width="0.356cm" draw:z-index="163"><draw:text-box fo:min-height="0.356cm"><text:p text:style-name="Interlin_20_Base_20_ski">n</text:p><text:p text:style-name="Interlin_20_Word_20_Gloss_20_en">GEN</text:p></draw:text-box></draw:frame> <draw:frame draw:style-name="fr2" draw:name="FrameW156" text:anchor-type="as-char" fo:min-width="0.356cm" draw:z-index="164"><draw:text-box fo:min-height="0.356cm"><text:p text:style-name="Interlin_20_Base_20_ski">'enak</text:p><text:p text:style-name="Interlin_20_Word_20_Gloss_20_en">sweet</text:p></draw:text-box></draw:frame> <draw:frame draw:style-name="fr2" draw:name="FrameW157" text:anchor-type="as-char" fo:min-width="0.356cm" draw:z-index="165"><draw:text-box fo:min-height="0.356cm"><text:p text:style-name="Interlin_20_Base_20_ski">golo'</text:p><text:p text:style-name="Interlin_20_Word_20_Gloss_20_en">very</text:p></draw:text-box></draw:frame> <draw:frame draw:style-name="fr2" draw:name="FrameW158" text:anchor-type="as-char" fo:min-width="0.356cm" draw:z-index="166"><draw:text-box fo:min-height="0.356cm"><text:p text:style-name="Interlin_20_Base_20_ski">kalo</text:p><text:p text:style-name="Interlin_20_Word_20_Gloss_20_en">if</text:p></draw:text-box></draw:frame> <draw:frame draw:style-name="fr2" draw:name="FrameW159" text:anchor-type="as-char" fo:min-width="0.356cm" draw:z-index="167"><draw:text-box fo:min-height="0.356cm"><text:p text:style-name="Interlin_20_Base_20_ski">miu</text:p><text:p text:style-name="Interlin_20_Word_20_Gloss_20_en">2PL</text:p></draw:text-box></draw:frame> <draw:frame draw:style-name="fr2" draw:name="FrameW160" text:anchor-type="as-char" fo:min-width="0.356cm" draw:z-index="168"><draw:text-box fo:min-height="0.356cm"><text:p text:style-name="Interlin_20_Base_20_ski">coba</text:p><text:p text:style-name="Interlin_20_Word_20_Gloss_20_en">try</text:p></draw:text-box></draw:frame> </text:p>
      <text:p text:style-name="P4"/>
      <text:p text:style-name="P4">There is a river with cold and very sweet water, if you try it</text:p>
      <text:p text:style-name="P2"><text:soft-page-break/><draw:frame draw:style-name="fr1" draw:name="FrameN17" text:anchor-type="as-char" fo:min-width="0.356cm" draw:z-index="169"><draw:text-box fo:min-height="0.356cm"><text:p text:style-name="Interlin_20_Phrase_20_Number">17</text:p></draw:text-box></draw:frame> <draw:frame draw:style-name="fr2" draw:name="FrameW161" text:anchor-type="as-char" fo:min-width="0.356cm" draw:z-index="170"><draw:text-box fo:min-height="0.356cm"><text:p text:style-name="Interlin_20_Base_20_ski">ini</text:p><text:p text:style-name="Interlin_20_Word_20_Gloss_20_en"/></draw:text-box></draw:frame> <draw:frame draw:style-name="fr2" draw:name="FrameW162" text:anchor-type="as-char" fo:min-width="0.356cm" draw:z-index="171"><draw:text-box fo:min-height="0.356cm"><text:p text:style-name="Interlin_20_Base_20_ski">minu</text:p><text:p text:style-name="Interlin_20_Word_20_Gloss_20_en">drink</text:p></draw:text-box></draw:frame> <draw:frame draw:style-name="fr2" draw:name="FrameW163" text:anchor-type="as-char" fo:min-width="0.356cm" draw:z-index="172"><draw:text-box fo:min-height="0.356cm"><text:p text:style-name="Interlin_20_Base_20_ski">anak</text:p><text:p text:style-name="Interlin_20_Word_20_Gloss_20_en">small</text:p></draw:text-box></draw:frame> <draw:frame draw:style-name="fr2" draw:name="FrameW164" text:anchor-type="as-char" fo:min-width="0.356cm" draw:z-index="173"><draw:text-box fo:min-height="0.356cm"><text:p text:style-name="Interlin_20_Base_20_ski">ha</text:p><text:p text:style-name="Interlin_20_Word_20_Gloss_20_en">INDF</text:p></draw:text-box></draw:frame> <draw:frame draw:style-name="fr2" draw:name="FrameW165" text:anchor-type="as-char" fo:min-width="0.356cm" draw:z-index="174"><draw:text-box fo:min-height="0.356cm"><text:p text:style-name="Interlin_20_Base_20_ski">rasa</text:p><text:p text:style-name="Interlin_20_Word_20_Gloss_20_en">taste</text:p></draw:text-box></draw:frame> <draw:frame draw:style-name="fr2" draw:name="FrameW166" text:anchor-type="as-char" fo:min-width="0.356cm" draw:z-index="175"><draw:text-box fo:min-height="0.356cm"><text:p text:style-name="Interlin_20_Base_20_ski">anak</text:p><text:p text:style-name="Interlin_20_Word_20_Gloss_20_en">small</text:p></draw:text-box></draw:frame> <draw:frame draw:style-name="fr2" draw:name="FrameW167" text:anchor-type="as-char" fo:min-width="0.356cm" draw:z-index="176"><draw:text-box fo:min-height="0.356cm"><text:p text:style-name="Interlin_20_Base_20_ski">ha</text:p><text:p text:style-name="Interlin_20_Word_20_Gloss_20_en">INDF</text:p></draw:text-box></draw:frame> </text:p>
      <text:p text:style-name="P4"/>
      <text:p text:style-name="P4">drink a bit, and try a bit</text:p>
      <text:p text:style-name="P2"/>
      <text:p text:style-name="P2"/>
      <text:p text:style-name="P2"><draw:frame draw:style-name="fr1" draw:name="FrameN18" text:anchor-type="as-char" fo:min-width="0.356cm" draw:z-index="177"><draw:text-box fo:min-height="0.356cm"><text:p text:style-name="Interlin_20_Phrase_20_Number">18</text:p></draw:text-box></draw:frame> <draw:frame draw:style-name="fr2" draw:name="FrameW168" text:anchor-type="as-char" fo:min-width="0.356cm" draw:z-index="178"><draw:text-box fo:min-height="0.356cm"><text:p text:style-name="Interlin_20_Base_20_ski">wair</text:p><text:p text:style-name="Interlin_20_Word_20_Gloss_20_en">water</text:p></draw:text-box></draw:frame> <draw:frame draw:style-name="fr2" draw:name="FrameW169" text:anchor-type="as-char" fo:min-width="0.356cm" draw:z-index="179"><draw:text-box fo:min-height="0.356cm"><text:p text:style-name="Interlin_20_Base_20_ski">nimu</text:p><text:p text:style-name="Interlin_20_Word_20_Gloss_20_en">3PL</text:p></draw:text-box></draw:frame> <draw:frame draw:style-name="fr2" draw:name="FrameW170" text:anchor-type="as-char" fo:min-width="0.356cm" draw:z-index="180"><draw:text-box fo:min-height="0.356cm"><text:p text:style-name="Frame_20_contents">-</text:p></draw:text-box></draw:frame> <draw:frame draw:style-name="fr2" draw:name="FrameW171" text:anchor-type="as-char" fo:min-width="0.356cm" draw:z-index="181"><draw:text-box fo:min-height="0.356cm"><text:p text:style-name="Interlin_20_Base_20_ski">n</text:p><text:p text:style-name="Interlin_20_Word_20_Gloss_20_en">GEN</text:p></draw:text-box></draw:frame> <draw:frame draw:style-name="fr2" draw:name="FrameW172" text:anchor-type="as-char" fo:min-width="0.356cm" draw:z-index="182"><draw:text-box fo:min-height="0.356cm"><text:p text:style-name="Interlin_20_Base_20_ski">wair</text:p><text:p text:style-name="Interlin_20_Word_20_Gloss_20_en">water</text:p></draw:text-box></draw:frame> <draw:frame draw:style-name="fr2" draw:name="FrameW173" text:anchor-type="as-char" fo:min-width="0.356cm" draw:z-index="183"><draw:text-box fo:min-height="0.356cm"><text:p text:style-name="Interlin_20_Base_20_ski">blatan</text:p><text:p text:style-name="Interlin_20_Word_20_Gloss_20_en">cold</text:p></draw:text-box></draw:frame> <draw:frame draw:style-name="fr2" draw:name="FrameW174" text:anchor-type="as-char" fo:min-width="0.356cm" draw:z-index="184"><draw:text-box fo:min-height="0.356cm"><text:p text:style-name="Interlin_20_Base_20_ski">wair</text:p><text:p text:style-name="Interlin_20_Word_20_Gloss_20_en">water</text:p></draw:text-box></draw:frame> <draw:frame draw:style-name="fr2" draw:name="FrameW175" text:anchor-type="as-char" fo:min-width="0.356cm" draw:z-index="185"><draw:text-box fo:min-height="0.356cm"><text:p text:style-name="Interlin_20_Base_20_ski">'enak</text:p><text:p text:style-name="Interlin_20_Word_20_Gloss_20_en">sweet</text:p></draw:text-box></draw:frame> <draw:frame draw:style-name="fr2" draw:name="FrameW176" text:anchor-type="as-char" fo:min-width="0.356cm" draw:z-index="186"><draw:text-box fo:min-height="0.356cm"><text:p text:style-name="Interlin_20_Base_20_ski">golo'</text:p><text:p text:style-name="Interlin_20_Word_20_Gloss_20_en">very</text:p></draw:text-box></draw:frame> </text:p>
      <text:p text:style-name="P4"/>
      <text:p text:style-name="P4">Its water is cold and very sweet</text:p>
      <text:p text:style-name="P2"/>
      <text:p text:style-name="P2"/>
      <text:p text:style-name="P2"><draw:frame draw:style-name="fr1" draw:name="FrameN19" text:anchor-type="as-char" fo:min-width="0.356cm" draw:z-index="187"><draw:text-box fo:min-height="0.356cm"><text:p text:style-name="Interlin_20_Phrase_20_Number">19</text:p></draw:text-box></draw:frame> <draw:frame draw:style-name="fr2" draw:name="FrameW177" text:anchor-type="as-char" fo:min-width="0.356cm" draw:z-index="188"><draw:text-box fo:min-height="0.356cm"><text:p text:style-name="Interlin_20_Base_20_ski">nulun</text:p><text:p text:style-name="Interlin_20_Word_20_Gloss_20_en">past</text:p></draw:text-box></draw:frame> <draw:frame draw:style-name="fr2" draw:name="FrameW178" text:anchor-type="as-char" fo:min-width="0.356cm" draw:z-index="189"><draw:text-box fo:min-height="0.356cm"><text:p text:style-name="Interlin_20_Base_20_ski">mai</text:p><text:p text:style-name="Interlin_20_Word_20_Gloss_20_en">past</text:p></draw:text-box></draw:frame> <draw:frame draw:style-name="fr2" draw:name="FrameW179" text:anchor-type="as-char" fo:min-width="0.356cm" draw:z-index="190"><draw:text-box fo:min-height="0.356cm"><text:p text:style-name="Interlin_20_Base_20_ski">bi'an</text:p><text:p text:style-name="Interlin_20_Word_20_Gloss_20_en">people</text:p></draw:text-box></draw:frame> <draw:frame draw:style-name="fr2" draw:name="FrameW180" text:anchor-type="as-char" fo:min-width="0.356cm" draw:z-index="191"><draw:text-box fo:min-height="0.356cm"><text:p text:style-name="Interlin_20_Base_20_ski">riwun</text:p><text:p text:style-name="Interlin_20_Word_20_Gloss_20_en">crowd</text:p></draw:text-box></draw:frame> <draw:frame draw:style-name="fr2" draw:name="FrameW181" text:anchor-type="as-char" fo:min-width="0.356cm" draw:z-index="192"><draw:text-box fo:min-height="0.356cm"><text:p text:style-name="Interlin_20_Base_20_ski">pano</text:p><text:p text:style-name="Interlin_20_Word_20_Gloss_20_en">walk.2PL</text:p></draw:text-box></draw:frame> <draw:frame draw:style-name="fr2" draw:name="FrameW182" text:anchor-type="as-char" fo:min-width="0.356cm" draw:z-index="193"><draw:text-box fo:min-height="0.356cm"><text:p text:style-name="Interlin_20_Base_20_ski">'ia</text:p><text:p text:style-name="Interlin_20_Word_20_Gloss_20_en">LOC</text:p></draw:text-box></draw:frame> <draw:frame draw:style-name="fr2" draw:name="FrameW183" text:anchor-type="as-char" fo:min-width="0.356cm" draw:z-index="194"><draw:text-box fo:min-height="0.356cm"><text:p text:style-name="Interlin_20_Base_20_ski">napun</text:p><text:p text:style-name="Interlin_20_Word_20_Gloss_20_en">river</text:p></draw:text-box></draw:frame> <draw:frame draw:style-name="fr2" draw:name="FrameW184" text:anchor-type="as-char" fo:min-width="0.356cm" draw:z-index="195"><draw:text-box fo:min-height="0.356cm"><text:p text:style-name="Interlin_20_Base_20_ski">noka</text:p><text:p text:style-name="Interlin_20_Word_20_Gloss_20_en">catch</text:p></draw:text-box></draw:frame> </text:p>
      <text:p text:style-name="P4"/>
      <text:p text:style-name="P4">In the past, a lot of people went to the river to fish</text:p>
      <text:p text:style-name="P2"/>
      <text:p text:style-name="P2"/>
      <text:p text:style-name="P2"><draw:frame draw:style-name="fr1" draw:name="FrameN20" text:anchor-type="as-char" fo:min-width="0.356cm" draw:z-index="196"><draw:text-box fo:min-height="0.356cm"><text:p text:style-name="Interlin_20_Phrase_20_Number">20</text:p></draw:text-box></draw:frame> <draw:frame draw:style-name="fr2" draw:name="FrameW185" text:anchor-type="as-char" fo:min-width="0.356cm" draw:z-index="197"><draw:text-box fo:min-height="0.356cm"><text:p text:style-name="Interlin_20_Base_20_ski">rimu</text:p><text:p text:style-name="Interlin_20_Word_20_Gloss_20_en">they</text:p></draw:text-box></draw:frame> <draw:frame draw:style-name="fr2" draw:name="FrameW186" text:anchor-type="as-char" fo:min-width="0.356cm" draw:z-index="198"><draw:text-box fo:min-height="0.356cm"><text:p text:style-name="Interlin_20_Base_20_ski">noka</text:p><text:p text:style-name="Interlin_20_Word_20_Gloss_20_en">catch</text:p></draw:text-box></draw:frame> <draw:frame draw:style-name="fr2" draw:name="FrameW187" text:anchor-type="as-char" fo:min-width="0.356cm" draw:z-index="199"><draw:text-box fo:min-height="0.356cm"><text:p text:style-name="Interlin_20_Base_20_ski">'ale</text:p><text:p text:style-name="Interlin_20_Word_20_Gloss_20_en">search</text:p></draw:text-box></draw:frame> <draw:frame draw:style-name="fr2" draw:name="FrameW188" text:anchor-type="as-char" fo:min-width="0.356cm" draw:z-index="200"><draw:text-box fo:min-height="0.356cm"><text:p text:style-name="Interlin_20_Base_20_ski">nawung</text:p><text:p text:style-name="Interlin_20_Word_20_Gloss_20_en">things</text:p></draw:text-box></draw:frame> <draw:frame draw:style-name="fr2" draw:name="FrameW189" text:anchor-type="as-char" fo:min-width="0.356cm" draw:z-index="201"><draw:text-box fo:min-height="0.356cm"><text:p text:style-name="Interlin_20_Base_20_ski">ia</text:p><text:p text:style-name="Interlin_20_Word_20_Gloss_20_en">LOC</text:p></draw:text-box></draw:frame> <draw:frame draw:style-name="fr2" draw:name="FrameW190" text:anchor-type="as-char" fo:min-width="0.356cm" draw:z-index="202"><draw:text-box fo:min-height="0.356cm"><text:p text:style-name="Interlin_20_Base_20_ski">napun</text:p><text:p text:style-name="Interlin_20_Word_20_Gloss_20_en">river</text:p></draw:text-box></draw:frame> <draw:frame draw:style-name="fr2" draw:name="FrameW191" text:anchor-type="as-char" fo:min-width="0.356cm" draw:z-index="203"><draw:text-box fo:min-height="0.356cm"><text:p text:style-name="Interlin_20_Base_20_ski">tapi</text:p><text:p text:style-name="Interlin_20_Word_20_Gloss_20_en">but</text:p></draw:text-box></draw:frame> </text:p>
      <text:p text:style-name="P4"/>
      <text:p text:style-name="P4">they would fish and search for things in the river, but</text:p>
      <text:p text:style-name="P2"/>
      <text:p text:style-name="P2"/>
      <text:p text:style-name="P2"><draw:frame draw:style-name="fr1" draw:name="FrameN21" text:anchor-type="as-char" fo:min-width="0.356cm" draw:z-index="204"><draw:text-box fo:min-height="0.356cm"><text:p text:style-name="Interlin_20_Phrase_20_Number">21</text:p></draw:text-box></draw:frame> <draw:frame draw:style-name="fr2" draw:name="FrameW192" text:anchor-type="as-char" fo:min-width="0.356cm" draw:z-index="205"><draw:text-box fo:min-height="0.356cm"><text:p text:style-name="Interlin_20_Base_20_ski">'ena</text:p><text:p text:style-name="Interlin_20_Word_20_Gloss_20_en">today</text:p></draw:text-box></draw:frame> <draw:frame draw:style-name="fr2" draw:name="FrameW193" text:anchor-type="as-char" fo:min-width="0.356cm" draw:z-index="206"><draw:text-box fo:min-height="0.356cm"><text:p text:style-name="Interlin_20_Base_20_ski">'ete</text:p><text:p text:style-name="Interlin_20_Word_20_Gloss_20_en">this</text:p></draw:text-box></draw:frame> <draw:frame draw:style-name="fr2" draw:name="FrameW194" text:anchor-type="as-char" fo:min-width="0.356cm" draw:z-index="207"><draw:text-box fo:min-height="0.356cm"><text:p text:style-name="Interlin_20_Base_20_ski">bi'an</text:p><text:p text:style-name="Interlin_20_Word_20_Gloss_20_en">people</text:p></draw:text-box></draw:frame> <draw:frame draw:style-name="fr2" draw:name="FrameW195" text:anchor-type="as-char" fo:min-width="0.356cm" draw:z-index="208"><draw:text-box fo:min-height="0.356cm"><text:p text:style-name="Interlin_20_Base_20_ski">'oher</text:p><text:p text:style-name="Interlin_20_Word_20_Gloss_20_en">a.lot</text:p></draw:text-box></draw:frame> <draw:frame draw:style-name="fr2" draw:name="FrameW196" text:anchor-type="as-char" fo:min-width="0.356cm" draw:z-index="209"><draw:text-box fo:min-height="0.356cm"><text:p text:style-name="Interlin_20_Base_20_ski">iwa</text:p><text:p text:style-name="Interlin_20_Word_20_Gloss_20_en">NEG</text:p></draw:text-box></draw:frame> <draw:frame draw:style-name="fr2" draw:name="FrameW197" text:anchor-type="as-char" fo:min-width="0.356cm" draw:z-index="210"><draw:text-box fo:min-height="0.356cm"><text:p text:style-name="Interlin_20_Base_20_ski">ba'a</text:p><text:p text:style-name="Interlin_20_Word_20_Gloss_20_en">already</text:p></draw:text-box></draw:frame> <draw:frame draw:style-name="fr2" draw:name="FrameW198" text:anchor-type="as-char" fo:min-width="0.356cm" draw:z-index="211"><draw:text-box fo:min-height="0.356cm"><text:p text:style-name="Interlin_20_Base_20_ski">pano</text:p><text:p text:style-name="Interlin_20_Word_20_Gloss_20_en">walk.2PL</text:p></draw:text-box></draw:frame> <draw:frame draw:style-name="fr2" draw:name="FrameW199" text:anchor-type="as-char" fo:min-width="0.356cm" draw:z-index="212"><draw:text-box fo:min-height="0.356cm"><text:p text:style-name="Interlin_20_Base_20_ski">'ia</text:p><text:p text:style-name="Interlin_20_Word_20_Gloss_20_en">LOC</text:p></draw:text-box></draw:frame> <draw:frame draw:style-name="fr2" draw:name="FrameW200" text:anchor-type="as-char" fo:min-width="0.356cm" draw:z-index="213"><draw:text-box fo:min-height="0.356cm"><text:p text:style-name="Interlin_20_Base_20_ski">napun</text:p><text:p text:style-name="Interlin_20_Word_20_Gloss_20_en">river</text:p></draw:text-box></draw:frame> </text:p>
      <text:p text:style-name="P4"/>
      <text:p text:style-name="P4">nowadays a lot of people don’t go anymore to the river</text:p>
      <text:p text:style-name="P2"/>
      <text:p text:style-name="P2"/>
      <text:p text:style-name="P2"><draw:frame draw:style-name="fr1" draw:name="FrameN22" text:anchor-type="as-char" fo:min-width="0.356cm" draw:z-index="214"><draw:text-box fo:min-height="0.356cm"><text:p text:style-name="Interlin_20_Phrase_20_Number">22</text:p></draw:text-box></draw:frame> <draw:frame draw:style-name="fr2" draw:name="FrameW201" text:anchor-type="as-char" fo:min-width="0.356cm" draw:z-index="215"><draw:text-box fo:min-height="0.356cm"><text:p text:style-name="Interlin_20_Base_20_ski">rimu</text:p><text:p text:style-name="Interlin_20_Word_20_Gloss_20_en">they</text:p></draw:text-box></draw:frame> <draw:frame draw:style-name="fr2" draw:name="FrameW202" text:anchor-type="as-char" fo:min-width="0.356cm" draw:z-index="216"><draw:text-box fo:min-height="0.356cm"><text:p text:style-name="Interlin_20_Base_20_ski">'oher</text:p><text:p text:style-name="Interlin_20_Word_20_Gloss_20_en">a.lot</text:p></draw:text-box></draw:frame> <draw:frame draw:style-name="fr2" draw:name="FrameW203" text:anchor-type="as-char" fo:min-width="0.356cm" draw:z-index="217"><draw:text-box fo:min-height="0.356cm"><text:p text:style-name="Interlin_20_Base_20_ski">pano</text:p><text:p text:style-name="Interlin_20_Word_20_Gloss_20_en">walk.2PL</text:p></draw:text-box></draw:frame> <draw:frame draw:style-name="fr2" draw:name="FrameW204" text:anchor-type="as-char" fo:min-width="0.356cm" draw:z-index="218"><draw:text-box fo:min-height="0.356cm"><text:p text:style-name="Interlin_20_Base_20_ski">lau</text:p><text:p text:style-name="Interlin_20_Word_20_Gloss_20_en">DIR.down</text:p></draw:text-box></draw:frame> <draw:frame draw:style-name="fr2" draw:name="FrameW205" text:anchor-type="as-char" fo:min-width="0.356cm" draw:z-index="219"><draw:text-box fo:min-height="0.356cm"><text:p text:style-name="Interlin_20_Base_20_ski">tahi'</text:p><text:p text:style-name="Interlin_20_Word_20_Gloss_20_en">sea</text:p></draw:text-box></draw:frame> </text:p>
      <text:p text:style-name="P4"/>
      <text:p text:style-name="P4">a lot of people are going to the sea.</text:p>
      <text:p text:style-name="P2"/>
      <text:p text:style-name="P2"><draw:frame draw:style-name="fr1" draw:name="FrameN23" text:anchor-type="as-char" fo:min-width="0.356cm" draw:z-index="220"><draw:text-box fo:min-height="0.356cm"><text:p text:style-name="Interlin_20_Phrase_20_Number">23</text:p></draw:text-box></draw:frame> <draw:frame draw:style-name="fr2" draw:name="FrameW206" text:anchor-type="as-char" fo:min-width="0.356cm" draw:z-index="221"><draw:text-box fo:min-height="0.356cm"><text:p text:style-name="Interlin_20_Base_20_ski">le'u</text:p><text:p text:style-name="Interlin_20_Word_20_Gloss_20_en">then</text:p></draw:text-box></draw:frame> <draw:frame draw:style-name="fr2" draw:name="FrameW207" text:anchor-type="as-char" fo:min-width="0.356cm" draw:z-index="222"><draw:text-box fo:min-height="0.356cm"><text:p text:style-name="Interlin_20_Base_20_ski">kalu</text:p><text:p text:style-name="Interlin_20_Word_20_Gloss_20_en">if</text:p></draw:text-box></draw:frame> <draw:frame draw:style-name="fr2" draw:name="FrameW208" text:anchor-type="as-char" fo:min-width="0.356cm" draw:z-index="223"><draw:text-box fo:min-height="0.356cm"><text:p text:style-name="Interlin_20_Base_20_ski">miu</text:p><text:p text:style-name="Interlin_20_Word_20_Gloss_20_en">2PL</text:p></draw:text-box></draw:frame> <draw:frame draw:style-name="fr2" draw:name="FrameW209" text:anchor-type="as-char" fo:min-width="0.356cm" draw:z-index="224"><draw:text-box fo:min-height="0.356cm"><text:p text:style-name="Interlin_20_Base_20_ski">bano</text:p><text:p text:style-name="Interlin_20_Word_20_Gloss_20_en">go</text:p></draw:text-box></draw:frame> <draw:frame draw:style-name="fr2" draw:name="FrameW210" text:anchor-type="as-char" fo:min-width="0.356cm" draw:z-index="225"><draw:text-box fo:min-height="0.356cm"><text:p text:style-name="Interlin_20_Base_20_ski">'ia</text:p><text:p text:style-name="Interlin_20_Word_20_Gloss_20_en">LOC</text:p></draw:text-box></draw:frame> <draw:frame draw:style-name="fr2" draw:name="FrameW211" text:anchor-type="as-char" fo:min-width="0.356cm" draw:z-index="226"><draw:text-box fo:min-height="0.356cm"><text:p text:style-name="Interlin_20_Base_20_ski">Flores</text:p><text:p text:style-name="Interlin_20_Word_20_Gloss_20_en">Flores</text:p></draw:text-box></draw:frame> </text:p>
      <text:p text:style-name="P4"/>
      <text:p text:style-name="P4">After that, if you would like to go to Flores,</text:p>
      <text:p text:style-name="P2"/>
      <text:p text:style-name="P2"/>
      <text:p text:style-name="P2"><text:soft-page-break/><draw:frame draw:style-name="fr1" draw:name="FrameN24" text:anchor-type="as-char" fo:min-width="0.356cm" draw:z-index="227"><draw:text-box fo:min-height="0.356cm"><text:p text:style-name="Interlin_20_Phrase_20_Number">24</text:p></draw:text-box></draw:frame> <draw:frame draw:style-name="fr2" draw:name="FrameW212" text:anchor-type="as-char" fo:min-width="0.356cm" draw:z-index="228"><draw:text-box fo:min-height="0.356cm"><text:p text:style-name="Interlin_20_Base_20_ski">pratano</text:p><text:p text:style-name="Interlin_20_Word_20_Gloss_20_en">first</text:p></draw:text-box></draw:frame> <draw:frame draw:style-name="fr2" draw:name="FrameW213" text:anchor-type="as-char" fo:min-width="0.356cm" draw:z-index="229"><draw:text-box fo:min-height="0.356cm"><text:p text:style-name="Interlin_20_Base_20_ski">miu</text:p><text:p text:style-name="Interlin_20_Word_20_Gloss_20_en">2PL</text:p></draw:text-box></draw:frame> <draw:frame draw:style-name="fr2" draw:name="FrameW214" text:anchor-type="as-char" fo:min-width="0.356cm" draw:z-index="230"><draw:text-box fo:min-height="0.356cm"><text:p text:style-name="Interlin_20_Base_20_ski">bano</text:p><text:p text:style-name="Interlin_20_Word_20_Gloss_20_en">go.2PL</text:p></draw:text-box></draw:frame> <draw:frame draw:style-name="fr2" draw:name="FrameW215" text:anchor-type="as-char" fo:min-width="0.356cm" draw:z-index="231"><draw:text-box fo:min-height="0.356cm"><text:p text:style-name="Interlin_20_Base_20_ski">'ia</text:p><text:p text:style-name="Interlin_20_Word_20_Gloss_20_en">LOC</text:p></draw:text-box></draw:frame> <draw:frame draw:style-name="fr2" draw:name="FrameW216" text:anchor-type="as-char" fo:min-width="0.356cm" draw:z-index="232"><draw:text-box fo:min-height="0.356cm"><text:p text:style-name="Interlin_20_Base_20_ski">Maumere</text:p><text:p text:style-name="Interlin_20_Word_20_Gloss_20_en">Maumere</text:p></draw:text-box></draw:frame> <draw:frame draw:style-name="fr2" draw:name="FrameW217" text:anchor-type="as-char" fo:min-width="0.356cm" draw:z-index="233"><draw:text-box fo:min-height="0.356cm"><text:p text:style-name="Interlin_20_Base_20_ski">oti'</text:p><text:p text:style-name="Interlin_20_Word_20_Gloss_20_en">then</text:p></draw:text-box></draw:frame> </text:p>
      <text:p text:style-name="P4"/>
      <text:p text:style-name="P4">first you have to go to Maumere’</text:p>
      <text:p text:style-name="P2"/>
      <text:p text:style-name="P2"/>
      <text:p text:style-name="P2"><draw:frame draw:style-name="fr1" draw:name="FrameN25" text:anchor-type="as-char" fo:min-width="0.356cm" draw:z-index="234"><draw:text-box fo:min-height="0.356cm"><text:p text:style-name="Interlin_20_Phrase_20_Number">25</text:p></draw:text-box></draw:frame> <draw:frame draw:style-name="fr2" draw:name="FrameW218" text:anchor-type="as-char" fo:min-width="0.356cm" draw:z-index="235"><draw:text-box fo:min-height="0.356cm"><text:p text:style-name="Interlin_20_Base_20_ski">'ia</text:p><text:p text:style-name="Interlin_20_Word_20_Gloss_20_en">LOC</text:p></draw:text-box></draw:frame> <draw:frame draw:style-name="fr2" draw:name="FrameW219" text:anchor-type="as-char" fo:min-width="0.356cm" draw:z-index="236"><draw:text-box fo:min-height="0.356cm"><text:p text:style-name="Interlin_20_Base_20_ski">Kupang</text:p><text:p text:style-name="Interlin_20_Word_20_Gloss_20_en">nplace</text:p></draw:text-box></draw:frame> <draw:frame draw:style-name="fr2" draw:name="FrameW220" text:anchor-type="as-char" fo:min-width="0.356cm" draw:z-index="237"><draw:text-box fo:min-height="0.356cm"><text:p text:style-name="Interlin_20_Base_20_ski">leu'</text:p><text:p text:style-name="Interlin_20_Word_20_Gloss_20_en">then</text:p></draw:text-box></draw:frame> <draw:frame draw:style-name="fr2" draw:name="FrameW221" text:anchor-type="as-char" fo:min-width="0.356cm" draw:z-index="238"><draw:text-box fo:min-height="0.356cm"><text:p text:style-name="Interlin_20_Base_20_ski">Maumere</text:p><text:p text:style-name="Interlin_20_Word_20_Gloss_20_en">Maumere</text:p></draw:text-box></draw:frame> <draw:frame draw:style-name="fr2" draw:name="FrameW222" text:anchor-type="as-char" fo:min-width="0.356cm" draw:z-index="239"><draw:text-box fo:min-height="0.356cm"><text:p text:style-name="Interlin_20_Base_20_ski">oti'</text:p><text:p text:style-name="Interlin_20_Word_20_Gloss_20_en">then</text:p></draw:text-box></draw:frame> <draw:frame draw:style-name="fr2" draw:name="FrameW223" text:anchor-type="as-char" fo:min-width="0.356cm" draw:z-index="240"><draw:text-box fo:min-height="0.356cm"><text:p text:style-name="Interlin_20_Base_20_ski">gu</text:p><text:p text:style-name="Interlin_20_Word_20_Gloss_20_en">then</text:p></draw:text-box></draw:frame> <draw:frame draw:style-name="fr2" draw:name="FrameW224" text:anchor-type="as-char" fo:min-width="0.356cm" draw:z-index="241"><draw:text-box fo:min-height="0.356cm"><text:p text:style-name="Interlin_20_Base_20_ski">miu</text:p><text:p text:style-name="Interlin_20_Word_20_Gloss_20_en">2PL</text:p></draw:text-box></draw:frame> <draw:frame draw:style-name="fr2" draw:name="FrameW225" text:anchor-type="as-char" fo:min-width="0.356cm" draw:z-index="242"><draw:text-box fo:min-height="0.356cm"><text:p text:style-name="Interlin_20_Base_20_ski">lema</text:p><text:p text:style-name="Interlin_20_Word_20_Gloss_20_en">climb</text:p></draw:text-box></draw:frame> </text:p>
      <text:p text:style-name="P4"/>
      <text:p text:style-name="P4">In Kupang and then Maumere after that you take</text:p>
      <text:p text:style-name="P2"/>
      <text:p text:style-name="P2"/>
      <text:p text:style-name="P2"><draw:frame draw:style-name="fr1" draw:name="FrameN26" text:anchor-type="as-char" fo:min-width="0.356cm" draw:z-index="243"><draw:text-box fo:min-height="0.356cm"><text:p text:style-name="Interlin_20_Phrase_20_Number">26</text:p></draw:text-box></draw:frame> <draw:frame draw:style-name="fr2" draw:name="FrameW226" text:anchor-type="as-char" fo:min-width="0.356cm" draw:z-index="244"><draw:text-box fo:min-height="0.356cm"><text:p text:style-name="Interlin_20_Base_20_ski">lema</text:p><text:p text:style-name="Interlin_20_Word_20_Gloss_20_en">climb</text:p></draw:text-box></draw:frame> <draw:frame draw:style-name="fr2" draw:name="FrameW227" text:anchor-type="as-char" fo:min-width="0.356cm" draw:z-index="245"><draw:text-box fo:min-height="0.356cm"><text:p text:style-name="Interlin_20_Base_20_ski">bis</text:p><text:p text:style-name="Interlin_20_Word_20_Gloss_20_en">bus</text:p></draw:text-box></draw:frame> <draw:frame draw:style-name="fr2" draw:name="FrameW228" text:anchor-type="as-char" fo:min-width="0.356cm" draw:z-index="246"><draw:text-box fo:min-height="0.356cm"><text:p text:style-name="Interlin_20_Base_20_ski">ato</text:p><text:p text:style-name="Interlin_20_Word_20_Gloss_20_en">or</text:p></draw:text-box></draw:frame> <draw:frame draw:style-name="fr2" draw:name="FrameW229" text:anchor-type="as-char" fo:min-width="0.356cm" draw:z-index="247"><draw:text-box fo:min-height="0.356cm"><text:p text:style-name="Interlin_20_Base_20_ski">lema</text:p><text:p text:style-name="Interlin_20_Word_20_Gloss_20_en">climb</text:p></draw:text-box></draw:frame> <draw:frame draw:style-name="fr2" draw:name="FrameW230" text:anchor-type="as-char" fo:min-width="0.356cm" draw:z-index="248"><draw:text-box fo:min-height="0.356cm"><text:p text:style-name="Interlin_20_Base_20_ski">motor</text:p><text:p text:style-name="Interlin_20_Word_20_Gloss_20_en">motorbike</text:p></draw:text-box></draw:frame> <draw:frame draw:style-name="fr2" draw:name="FrameW231" text:anchor-type="as-char" fo:min-width="0.356cm" draw:z-index="249"><draw:text-box fo:min-height="0.356cm"><text:p text:style-name="Interlin_20_Base_20_ski">reta</text:p><text:p text:style-name="Interlin_20_Word_20_Gloss_20_en">up.to</text:p></draw:text-box></draw:frame> <draw:frame draw:style-name="fr2" draw:name="FrameW232" text:anchor-type="as-char" fo:min-width="0.356cm" draw:z-index="250"><draw:text-box fo:min-height="0.356cm"><text:p text:style-name="Interlin_20_Base_20_ski">natar</text:p><text:p text:style-name="Interlin_20_Word_20_Gloss_20_en">village</text:p></draw:text-box></draw:frame> </text:p>
      <text:p text:style-name="P4"/>
      <text:p text:style-name="P4">take the bus or a motorbike to the village</text:p>
      <text:p text:style-name="P2"/>
      <text:p text:style-name="P2"/>
      <text:p text:style-name="P2"><draw:frame draw:style-name="fr1" draw:name="FrameN27" text:anchor-type="as-char" fo:min-width="0.356cm" draw:z-index="251"><draw:text-box fo:min-height="0.356cm"><text:p text:style-name="Interlin_20_Phrase_20_Number">27</text:p></draw:text-box></draw:frame> <draw:frame draw:style-name="fr2" draw:name="FrameW233" text:anchor-type="as-char" fo:min-width="0.356cm" draw:z-index="252"><draw:text-box fo:min-height="0.356cm"><text:p text:style-name="Interlin_20_Base_20_ski">wi'in</text:p><text:p text:style-name="Interlin_20_Word_20_Gloss_20_en">approximately</text:p></draw:text-box></draw:frame> <draw:frame draw:style-name="fr2" draw:name="FrameW234" text:anchor-type="as-char" fo:min-width="0.356cm" draw:z-index="253"><draw:text-box fo:min-height="0.356cm"><text:p text:style-name="Interlin_20_Base_20_ski">blawir</text:p><text:p text:style-name="Interlin_20_Word_20_Gloss_20_en">far</text:p></draw:text-box></draw:frame> <draw:frame draw:style-name="fr2" draw:name="FrameW235" text:anchor-type="as-char" fo:min-width="0.356cm" draw:z-index="254"><draw:text-box fo:min-height="0.356cm"><text:p text:style-name="Interlin_20_Base_20_ski">anak</text:p><text:p text:style-name="Interlin_20_Word_20_Gloss_20_en">small</text:p></draw:text-box></draw:frame> <draw:frame draw:style-name="fr2" draw:name="FrameW236" text:anchor-type="as-char" fo:min-width="0.356cm" draw:z-index="255"><draw:text-box fo:min-height="0.356cm"><text:p text:style-name="Interlin_20_Base_20_ski">ha</text:p><text:p text:style-name="Interlin_20_Word_20_Gloss_20_en">INDF</text:p></draw:text-box></draw:frame> <draw:frame draw:style-name="fr2" draw:name="FrameW237" text:anchor-type="as-char" fo:min-width="0.356cm" draw:z-index="256"><draw:text-box fo:min-height="0.356cm"><text:p text:style-name="Frame_20_contents">,</text:p></draw:text-box></draw:frame> <draw:frame draw:style-name="fr2" draw:name="FrameW238" text:anchor-type="as-char" fo:min-width="0.356cm" draw:z-index="257"><draw:text-box fo:min-height="0.356cm"><text:p text:style-name="Interlin_20_Base_20_ski">'ia</text:p><text:p text:style-name="Interlin_20_Word_20_Gloss_20_en">LOC</text:p></draw:text-box></draw:frame> <draw:frame draw:style-name="fr2" draw:name="FrameW239" text:anchor-type="as-char" fo:min-width="0.356cm" draw:z-index="258"><draw:text-box fo:min-height="0.356cm"><text:p text:style-name="Interlin_20_Base_20_ski">biasa</text:p><text:p text:style-name="Interlin_20_Word_20_Gloss_20_en">usually</text:p></draw:text-box></draw:frame> <draw:frame draw:style-name="fr2" draw:name="FrameW240" text:anchor-type="as-char" fo:min-width="0.356cm" draw:z-index="259"><draw:text-box fo:min-height="0.356cm"><text:p text:style-name="Interlin_20_Base_20_ski">nimu</text:p><text:p text:style-name="Interlin_20_Word_20_Gloss_20_en">3PL</text:p></draw:text-box></draw:frame> <draw:frame draw:style-name="fr2" draw:name="FrameW241" text:anchor-type="as-char" fo:min-width="0.356cm" draw:z-index="260"><draw:text-box fo:min-height="0.356cm"><text:p text:style-name="Frame_20_contents">-</text:p></draw:text-box></draw:frame> <draw:frame draw:style-name="fr2" draw:name="FrameW242" text:anchor-type="as-char" fo:min-width="0.356cm" draw:z-index="261"><draw:text-box fo:min-height="0.356cm"><text:p text:style-name="Interlin_20_Base_20_ski">n</text:p><text:p text:style-name="Interlin_20_Word_20_Gloss_20_en">GEN</text:p></draw:text-box></draw:frame> <draw:frame draw:style-name="fr2" draw:name="FrameW243" text:anchor-type="as-char" fo:min-width="0.356cm" draw:z-index="262"><draw:text-box fo:min-height="0.356cm"><text:p text:style-name="Interlin_20_Base_20_ski">jam</text:p><text:p text:style-name="Interlin_20_Word_20_Gloss_20_en">hour</text:p></draw:text-box></draw:frame> <draw:frame draw:style-name="fr2" draw:name="FrameW244" text:anchor-type="as-char" fo:min-width="0.356cm" draw:z-index="263"><draw:text-box fo:min-height="0.356cm"><text:p text:style-name="Interlin_20_Base_20_ski">ha</text:p><text:p text:style-name="Interlin_20_Word_20_Gloss_20_en">one</text:p></draw:text-box></draw:frame> <draw:frame draw:style-name="fr2" draw:name="FrameW245" text:anchor-type="as-char" fo:min-width="0.356cm" draw:z-index="264"><draw:text-box fo:min-height="0.356cm"><text:p text:style-name="Interlin_20_Base_20_ski">rua</text:p><text:p text:style-name="Interlin_20_Word_20_Gloss_20_en">two</text:p></draw:text-box></draw:frame> <draw:frame draw:style-name="fr2" draw:name="FrameW246" text:anchor-type="as-char" fo:min-width="0.356cm" draw:z-index="265"><draw:text-box fo:min-height="0.356cm"><text:p text:style-name="Interlin_20_Base_20_ski">tëlu</text:p><text:p text:style-name="Interlin_20_Word_20_Gloss_20_en">three</text:p></draw:text-box></draw:frame> <draw:frame draw:style-name="fr2" draw:name="FrameW247" text:anchor-type="as-char" fo:min-width="0.356cm" draw:z-index="266"><draw:text-box fo:min-height="0.356cm"><text:p text:style-name="Interlin_20_Base_20_ski">miu</text:p><text:p text:style-name="Interlin_20_Word_20_Gloss_20_en">2PL</text:p></draw:text-box></draw:frame> </text:p>
      <text:p text:style-name="P2"><draw:frame draw:style-name="fr2" draw:name="FrameW248" text:anchor-type="as-char" fo:min-width="0.356cm" draw:z-index="360"><draw:text-box fo:min-height="0.356cm"><text:p text:style-name="Interlin_20_Base_20_ski">da'a</text:p><text:p text:style-name="Interlin_20_Word_20_Gloss_20_en">arrive</text:p></draw:text-box></draw:frame> <draw:frame draw:style-name="fr2" draw:name="FrameW249" text:anchor-type="as-char" fo:min-width="0.356cm" draw:z-index="361"><draw:text-box fo:min-height="0.356cm"><text:p text:style-name="Interlin_20_Base_20_ski">reta</text:p><text:p text:style-name="Interlin_20_Word_20_Gloss_20_en">DIR.up</text:p></draw:text-box></draw:frame> <draw:frame draw:style-name="fr2" draw:name="FrameW250" text:anchor-type="as-char" fo:min-width="0.356cm" draw:z-index="362"><draw:text-box fo:min-height="0.356cm"><text:p text:style-name="Interlin_20_Base_20_ski">natar</text:p><text:p text:style-name="Interlin_20_Word_20_Gloss_20_en">village</text:p></draw:text-box></draw:frame> <draw:frame draw:style-name="fr2" draw:name="FrameW251" text:anchor-type="as-char" fo:min-width="0.356cm" draw:z-index="363"><draw:text-box fo:min-height="0.356cm"><text:p text:style-name="Interlin_20_Base_20_ski">ba'a</text:p><text:p text:style-name="Interlin_20_Word_20_Gloss_20_en">already</text:p></draw:text-box></draw:frame> </text:p>
      <text:p text:style-name="P4"/>
      <text:p text:style-name="P4">A bit far away, about one, two, three hours, you will already get to the village</text:p>
      <text:p text:style-name="P4"/>
      <text:p text:style-name="P2"><draw:frame draw:style-name="fr1" draw:name="FrameN28" text:anchor-type="as-char" fo:min-width="0.356cm" draw:z-index="267"><draw:text-box fo:min-height="0.356cm"><text:p text:style-name="Interlin_20_Phrase_20_Number">28</text:p></draw:text-box></draw:frame> <draw:frame draw:style-name="fr2" draw:name="FrameW252" text:anchor-type="as-char" fo:min-width="0.356cm" draw:z-index="268"><draw:text-box fo:min-height="0.356cm"><text:p text:style-name="Interlin_20_Base_20_ski">kalo</text:p><text:p text:style-name="Interlin_20_Word_20_Gloss_20_en">if</text:p></draw:text-box></draw:frame> <draw:frame draw:style-name="fr2" draw:name="FrameW253" text:anchor-type="as-char" fo:min-width="0.356cm" draw:z-index="269"><draw:text-box fo:min-height="0.356cm"><text:p text:style-name="Interlin_20_Base_20_ski">'ita</text:p><text:p text:style-name="Interlin_20_Word_20_Gloss_20_en">1PL.INCL</text:p></draw:text-box></draw:frame> <draw:frame draw:style-name="fr2" draw:name="FrameW254" text:anchor-type="as-char" fo:min-width="0.356cm" draw:z-index="270"><draw:text-box fo:min-height="0.356cm"><text:p text:style-name="Interlin_20_Base_20_ski">tenger</text:p><text:p text:style-name="Interlin_20_Word_20_Gloss_20_en">compare</text:p></draw:text-box></draw:frame> <draw:frame draw:style-name="fr2" draw:name="FrameW255" text:anchor-type="as-char" fo:min-width="0.356cm" draw:z-index="271"><draw:text-box fo:min-height="0.356cm"><text:p text:style-name="Interlin_20_Base_20_ski">pulau</text:p><text:p text:style-name="Interlin_20_Word_20_Gloss_20_en">island</text:p></draw:text-box></draw:frame> <draw:frame draw:style-name="fr2" draw:name="FrameW256" text:anchor-type="as-char" fo:min-width="0.356cm" draw:z-index="272"><draw:text-box fo:min-height="0.356cm"><text:p text:style-name="Interlin_20_Base_20_ski">Flores</text:p><text:p text:style-name="Interlin_20_Word_20_Gloss_20_en">Flores</text:p></draw:text-box></draw:frame> <draw:frame draw:style-name="fr2" draw:name="FrameW257" text:anchor-type="as-char" fo:min-width="0.356cm" draw:z-index="273"><draw:text-box fo:min-height="0.356cm"><text:p text:style-name="Interlin_20_Base_20_ski">'ia</text:p><text:p text:style-name="Interlin_20_Word_20_Gloss_20_en">DEF</text:p></draw:text-box></draw:frame> <draw:frame draw:style-name="fr2" draw:name="FrameW258" text:anchor-type="as-char" fo:min-width="0.356cm" draw:z-index="274"><draw:text-box fo:min-height="0.356cm"><text:p text:style-name="Frame_20_contents">,</text:p></draw:text-box></draw:frame> <draw:frame draw:style-name="fr2" draw:name="FrameW259" text:anchor-type="as-char" fo:min-width="0.356cm" draw:z-index="275"><draw:text-box fo:min-height="0.356cm"><text:p text:style-name="Interlin_20_Base_20_ski">Hewa</text:p><text:p text:style-name="Interlin_20_Word_20_Gloss_20_en">Hewa</text:p></draw:text-box></draw:frame> <draw:frame draw:style-name="fr2" draw:name="FrameW260" text:anchor-type="as-char" fo:min-width="0.356cm" draw:z-index="276"><draw:text-box fo:min-height="0.356cm"><text:p text:style-name="Frame_20_contents">,</text:p></draw:text-box></draw:frame> <draw:frame draw:style-name="fr2" draw:name="FrameW261" text:anchor-type="as-char" fo:min-width="0.356cm" draw:z-index="277"><draw:text-box fo:min-height="0.356cm"><text:p text:style-name="Interlin_20_Base_20_ski">Hewa</text:p><text:p text:style-name="Interlin_20_Word_20_Gloss_20_en">Hewa</text:p></draw:text-box></draw:frame> <draw:frame draw:style-name="fr2" draw:name="FrameW262" text:anchor-type="as-char" fo:min-width="0.356cm" draw:z-index="278"><draw:text-box fo:min-height="0.356cm"><text:p text:style-name="Frame_20_contents">,</text:p></draw:text-box></draw:frame> <draw:frame draw:style-name="fr2" draw:name="FrameW263" text:anchor-type="as-char" fo:min-width="0.356cm" draw:z-index="279"><draw:text-box fo:min-height="0.356cm"><text:p text:style-name="Interlin_20_Base_20_ski">nimu</text:p><text:p text:style-name="Interlin_20_Word_20_Gloss_20_en">3PL</text:p></draw:text-box></draw:frame> <draw:frame draw:style-name="fr2" draw:name="FrameW264" text:anchor-type="as-char" fo:min-width="0.356cm" draw:z-index="280"><draw:text-box fo:min-height="0.356cm"><text:p text:style-name="Interlin_20_Base_20_ski">gëra</text:p><text:p text:style-name="Interlin_20_Word_20_Gloss_20_en">stand</text:p></draw:text-box></draw:frame> <draw:frame draw:style-name="fr2" draw:name="FrameW265" text:anchor-type="as-char" fo:min-width="0.356cm" draw:z-index="281"><draw:text-box fo:min-height="0.356cm"><text:p text:style-name="Interlin_20_Base_20_ski">nimu</text:p><text:p text:style-name="Interlin_20_Word_20_Gloss_20_en">3PL</text:p></draw:text-box></draw:frame> <draw:frame draw:style-name="fr2" draw:name="FrameW266" text:anchor-type="as-char" fo:min-width="0.356cm" draw:z-index="282"><draw:text-box fo:min-height="0.356cm"><text:p text:style-name="Frame_20_contents">-</text:p></draw:text-box></draw:frame> <draw:frame draw:style-name="fr2" draw:name="FrameW267" text:anchor-type="as-char" fo:min-width="0.356cm" draw:z-index="283"><draw:text-box fo:min-height="0.356cm"><text:p text:style-name="Interlin_20_Base_20_ski">n</text:p><text:p text:style-name="Interlin_20_Word_20_Gloss_20_en">GEN</text:p></draw:text-box></draw:frame> <draw:frame draw:style-name="fr2" draw:name="FrameW268" text:anchor-type="as-char" fo:min-width="0.356cm" draw:z-index="284"><draw:text-box fo:min-height="0.356cm"><text:p text:style-name="Frame_20_contents">,</text:p></draw:text-box></draw:frame> <draw:frame draw:style-name="fr2" draw:name="FrameW269" text:anchor-type="as-char" fo:min-width="0.356cm" draw:z-index="285"><draw:text-box fo:min-height="0.356cm"><text:p text:style-name="Interlin_20_Base_20_ski">ro'o</text:p><text:p text:style-name="Interlin_20_Word_20_Gloss_20_en">near</text:p></draw:text-box></draw:frame> <draw:frame draw:style-name="fr2" draw:name="FrameW270" text:anchor-type="as-char" fo:min-width="0.356cm" draw:z-index="286"><draw:text-box fo:min-height="0.356cm"><text:p text:style-name="Interlin_20_Base_20_ski">reta</text:p><text:p text:style-name="Interlin_20_Word_20_Gloss_20_en">DIR.up</text:p></draw:text-box></draw:frame> <draw:frame draw:style-name="fr2" draw:name="FrameW271" text:anchor-type="as-char" fo:min-width="0.356cm" draw:z-index="287"><draw:text-box fo:min-height="0.356cm"><text:p text:style-name="Interlin_20_Base_20_ski">pulau</text:p><text:p text:style-name="Interlin_20_Word_20_Gloss_20_en">island</text:p></draw:text-box></draw:frame> <draw:frame draw:style-name="fr2" draw:name="FrameW272" text:anchor-type="as-char" fo:min-width="0.356cm" draw:z-index="288"><draw:text-box fo:min-height="0.356cm"><text:p text:style-name="Interlin_20_Base_20_ski">Flores</text:p><text:p text:style-name="Interlin_20_Word_20_Gloss_20_en">Flores</text:p></draw:text-box></draw:frame> <draw:frame draw:style-name="fr2" draw:name="FrameW273" text:anchor-type="as-char" fo:min-width="0.356cm" draw:z-index="289"><draw:text-box fo:min-height="0.356cm"><text:p text:style-name="Interlin_20_Base_20_ski">ubun</text:p><text:p text:style-name="Interlin_20_Word_20_Gloss_20_en">top</text:p></draw:text-box></draw:frame> <draw:frame draw:style-name="fr2" draw:name="FrameW274" text:anchor-type="as-char" fo:min-width="0.356cm" draw:z-index="290"><draw:text-box fo:min-height="0.356cm"><text:p text:style-name="Frame_20_contents">,</text:p></draw:text-box></draw:frame> <draw:frame draw:style-name="fr2" draw:name="FrameW275" text:anchor-type="as-char" fo:min-width="0.356cm" draw:z-index="291"><draw:text-box fo:min-height="0.356cm"><text:p text:style-name="Interlin_20_Base_20_ski">'ita</text:p><text:p text:style-name="Interlin_20_Word_20_Gloss_20_en">1PL.INCL</text:p></draw:text-box></draw:frame> <draw:frame draw:style-name="fr2" draw:name="FrameW276" text:anchor-type="as-char" fo:min-width="0.356cm" draw:z-index="292"><draw:text-box fo:min-height="0.356cm"><text:p text:style-name="Interlin_20_Base_20_ski">tenger</text:p><text:p text:style-name="Interlin_20_Word_20_Gloss_20_en">compare</text:p></draw:text-box></draw:frame> <draw:frame draw:style-name="fr2" draw:name="FrameW277" text:anchor-type="as-char" fo:min-width="0.356cm" draw:z-index="293"><draw:text-box fo:min-height="0.356cm"><text:p text:style-name="Interlin_20_Base_20_ski">reta</text:p><text:p text:style-name="Interlin_20_Word_20_Gloss_20_en">DIR.up</text:p></draw:text-box></draw:frame> <draw:frame draw:style-name="fr2" draw:name="FrameW278" text:anchor-type="as-char" fo:min-width="0.356cm" draw:z-index="294"><draw:text-box fo:min-height="0.356cm"><text:p text:style-name="Interlin_20_Base_20_ski">ubun</text:p><text:p text:style-name="Interlin_20_Word_20_Gloss_20_en">top</text:p></draw:text-box></draw:frame> <draw:frame draw:style-name="fr2" draw:name="FrameW279" text:anchor-type="as-char" fo:min-width="0.356cm" draw:z-index="295"><draw:text-box fo:min-height="0.356cm"><text:p text:style-name="Frame_20_contents">,</text:p></draw:text-box></draw:frame> <draw:frame draw:style-name="fr2" draw:name="FrameW280" text:anchor-type="as-char" fo:min-width="0.356cm" draw:z-index="296"><draw:text-box fo:min-height="0.356cm"><text:p text:style-name="Interlin_20_Base_20_ski">Hewa</text:p><text:p text:style-name="Interlin_20_Word_20_Gloss_20_en">nplace</text:p></draw:text-box></draw:frame> <draw:frame draw:style-name="fr2" draw:name="FrameW281" text:anchor-type="as-char" fo:min-width="0.356cm" draw:z-index="297"><draw:text-box fo:min-height="0.356cm"><text:p text:style-name="Interlin_20_Base_20_ski">nimu</text:p><text:p text:style-name="Interlin_20_Word_20_Gloss_20_en">3PL</text:p></draw:text-box></draw:frame> <draw:frame draw:style-name="fr2" draw:name="FrameW282" text:anchor-type="as-char" fo:min-width="0.356cm" draw:z-index="298"><draw:text-box fo:min-height="0.356cm"><text:p text:style-name="Frame_20_contents">-</text:p></draw:text-box></draw:frame> <draw:frame draw:style-name="fr2" draw:name="FrameW283" text:anchor-type="as-char" fo:min-width="0.356cm" draw:z-index="299"><draw:text-box fo:min-height="0.356cm"><text:p text:style-name="Interlin_20_Base_20_ski">n</text:p><text:p text:style-name="Interlin_20_Word_20_Gloss_20_en">GEN</text:p></draw:text-box></draw:frame> <draw:frame draw:style-name="fr2" draw:name="FrameW284" text:anchor-type="as-char" fo:min-width="0.356cm" draw:z-index="300"><draw:text-box fo:min-height="0.356cm"><text:p text:style-name="Interlin_20_Base_20_ski">da'a</text:p><text:p text:style-name="Interlin_20_Word_20_Gloss_20_en">arrive</text:p></draw:text-box></draw:frame> <draw:frame draw:style-name="fr2" draw:name="FrameW285" text:anchor-type="as-char" fo:min-width="0.356cm" draw:z-index="301"><draw:text-box fo:min-height="0.356cm"><text:p text:style-name="Interlin_20_Base_20_ski">'ia</text:p><text:p text:style-name="Interlin_20_Word_20_Gloss_20_en">LOC</text:p></draw:text-box></draw:frame> </text:p>
      <text:p text:style-name="P4"/>
      <text:p text:style-name="P4">if you look at the island of Flores, Hewa it lies near the end of Flores, look at the tip of the island and Hewa is there</text:p>
      <text:p text:style-name="P2"/>
      <text:p text:style-name="P3"><draw:frame draw:style-name="fr1" draw:name="FrameN29" text:anchor-type="as-char" fo:min-width="0.356cm" draw:z-index="302"><draw:text-box fo:min-height="0.356cm"><text:p text:style-name="Interlin_20_Phrase_20_Number">29</text:p></draw:text-box></draw:frame> <draw:frame draw:style-name="fr2" draw:name="FrameW286" text:anchor-type="as-char" fo:min-width="0.356cm" draw:z-index="303"><draw:text-box fo:min-height="0.356cm"><text:p text:style-name="Interlin_20_Base_20_ski">tapi</text:p><text:p text:style-name="Interlin_20_Word_20_Gloss_20_en">but</text:p></draw:text-box></draw:frame> <draw:frame draw:style-name="fr2" draw:name="FrameW287" text:anchor-type="as-char" fo:min-width="0.356cm" draw:z-index="304"><draw:text-box fo:min-height="0.356cm"><text:p text:style-name="Interlin_20_Base_20_ski">Hewa</text:p><text:p text:style-name="Interlin_20_Word_20_Gloss_20_en">Hewa</text:p></draw:text-box></draw:frame> <draw:frame draw:style-name="fr2" draw:name="FrameW288" text:anchor-type="as-char" fo:min-width="0.356cm" draw:z-index="305"><draw:text-box fo:min-height="0.356cm"><text:p text:style-name="Frame_20_contents">,</text:p></draw:text-box></draw:frame> <draw:frame draw:style-name="fr2" draw:name="FrameW289" text:anchor-type="as-char" fo:min-width="0.356cm" draw:z-index="306"><draw:text-box fo:min-height="0.356cm"><text:p text:style-name="Interlin_20_Base_20_ski">natar</text:p><text:p text:style-name="Interlin_20_Word_20_Gloss_20_en">village</text:p></draw:text-box></draw:frame> <draw:frame draw:style-name="fr2" draw:name="FrameW290" text:anchor-type="as-char" fo:min-width="0.356cm" draw:z-index="307"><draw:text-box fo:min-height="0.356cm"><text:p text:style-name="Interlin_20_Base_20_ski">Hewa</text:p><text:p text:style-name="Interlin_20_Word_20_Gloss_20_en">Hewa</text:p></draw:text-box></draw:frame> <draw:frame draw:style-name="fr2" draw:name="FrameW291" text:anchor-type="as-char" fo:min-width="0.356cm" draw:z-index="308"><draw:text-box fo:min-height="0.356cm"><text:p text:style-name="Interlin_20_Base_20_ski">'ia</text:p><text:p text:style-name="Interlin_20_Word_20_Gloss_20_en">DEF</text:p></draw:text-box></draw:frame> <draw:frame draw:style-name="fr2" draw:name="FrameW292" text:anchor-type="as-char" fo:min-width="0.356cm" draw:z-index="309"><draw:text-box fo:min-height="0.356cm"><text:p text:style-name="Interlin_20_Base_20_ski">ro'o</text:p><text:p text:style-name="Interlin_20_Word_20_Gloss_20_en">near</text:p></draw:text-box></draw:frame> <draw:frame draw:style-name="fr2" draw:name="FrameW293" text:anchor-type="as-char" fo:min-width="0.356cm" draw:z-index="310"><draw:text-box fo:min-height="0.356cm"><text:p text:style-name="Interlin_20_Base_20_ski">nimu</text:p><text:p text:style-name="Interlin_20_Word_20_Gloss_20_en">3PL</text:p></draw:text-box></draw:frame> <draw:frame draw:style-name="fr2" draw:name="FrameW294" text:anchor-type="as-char" fo:min-width="0.356cm" draw:z-index="311"><draw:text-box fo:min-height="0.356cm"><text:p text:style-name="Frame_20_contents">-</text:p></draw:text-box></draw:frame> <draw:frame draw:style-name="fr2" draw:name="FrameW295" text:anchor-type="as-char" fo:min-width="0.356cm" draw:z-index="312"><draw:text-box fo:min-height="0.356cm"><text:p text:style-name="Interlin_20_Base_20_ski">n</text:p><text:p text:style-name="Interlin_20_Word_20_Gloss_20_en">GEN</text:p></draw:text-box></draw:frame> <draw:frame draw:style-name="fr2" draw:name="FrameW296" text:anchor-type="as-char" fo:min-width="0.356cm" draw:z-index="313"><draw:text-box fo:min-height="0.356cm"><text:p text:style-name="Interlin_20_Base_20_ski">nora</text:p><text:p text:style-name="Interlin_20_Word_20_Gloss_20_en">and</text:p></draw:text-box></draw:frame> <draw:frame draw:style-name="fr2" draw:name="FrameW297" text:anchor-type="as-char" fo:min-width="0.356cm" draw:z-index="314"><draw:text-box fo:min-height="0.356cm"><text:p text:style-name="Interlin_20_Base_20_ski">Maumere</text:p><text:p text:style-name="Interlin_20_Word_20_Gloss_20_en">Maumere</text:p></draw:text-box></draw:frame> <draw:frame draw:style-name="fr2" draw:name="FrameW298" text:anchor-type="as-char" fo:min-width="0.356cm" draw:z-index="315"><draw:text-box fo:min-height="0.356cm"><text:p text:style-name="Interlin_20_Base_20_ski">nora</text:p><text:p text:style-name="Interlin_20_Word_20_Gloss_20_en">and</text:p></draw:text-box></draw:frame> <draw:frame draw:style-name="fr2" draw:name="FrameW299" text:anchor-type="as-char" fo:min-width="0.356cm" draw:z-index="316"><draw:text-box fo:min-height="0.356cm"><text:p text:style-name="Interlin_20_Base_20_ski">Larantuka</text:p><text:p text:style-name="Interlin_20_Word_20_Gloss_20_en">Larantuka</text:p></draw:text-box></draw:frame> <draw:frame draw:style-name="fr2" draw:name="FrameW300" text:anchor-type="as-char" fo:min-width="0.356cm" draw:z-index="317"><draw:text-box fo:min-height="0.356cm"><text:p text:style-name="Frame_20_contents">,</text:p></draw:text-box></draw:frame> <draw:frame draw:style-name="fr2" draw:name="FrameW301" text:anchor-type="as-char" fo:min-width="0.356cm" draw:z-index="318"><draw:text-box fo:min-height="0.356cm"><text:p text:style-name="Interlin_20_Base_20_ski">pas</text:p><text:p text:style-name="Interlin_20_Word_20_Gloss_20_en">exactly</text:p></draw:text-box></draw:frame> <draw:frame draw:style-name="fr2" draw:name="FrameW302" text:anchor-type="as-char" fo:min-width="0.356cm" draw:z-index="319"><draw:text-box fo:min-height="0.356cm"><text:p text:style-name="Interlin_20_Base_20_ski">'ia</text:p><text:p text:style-name="Interlin_20_Word_20_Gloss_20_en">LOC</text:p></draw:text-box></draw:frame> <draw:frame draw:style-name="fr2" draw:name="FrameW303" text:anchor-type="as-char" fo:min-width="0.356cm" draw:z-index="320"><draw:text-box fo:min-height="0.356cm"><text:p text:style-name="Interlin_20_Base_20_ski">perbatasan</text:p><text:p text:style-name="Interlin_20_Word_20_Gloss_20_en">border</text:p></draw:text-box></draw:frame> <draw:frame draw:style-name="fr2" draw:name="FrameW304" text:anchor-type="as-char" fo:min-width="0.356cm" draw:z-index="321"><draw:text-box fo:min-height="0.356cm"><text:p text:style-name="Interlin_20_Base_20_ski">golo'</text:p><text:p text:style-name="Interlin_20_Word_20_Gloss_20_en">very</text:p></draw:text-box></draw:frame> </text:p>
      <text:p text:style-name="P4"/>
      <text:p text:style-name="P4">But the village of Hewa is near Maumere and Larantuka, it is exactly at the border</text:p>
      <text:p text:style-name="P2"/>
      <text:p text:style-name="P2"/>
      <text:p text:style-name="P2"><draw:frame draw:style-name="fr1" draw:name="FrameN30" text:anchor-type="as-char" fo:min-width="0.356cm" draw:z-index="322"><draw:text-box fo:min-height="0.356cm"><text:p text:style-name="Interlin_20_Phrase_20_Number">30</text:p></draw:text-box></draw:frame> <draw:frame draw:style-name="fr2" draw:name="FrameW305" text:anchor-type="as-char" fo:min-width="0.356cm" draw:z-index="323"><draw:text-box fo:min-height="0.356cm"><text:p text:style-name="Interlin_20_Base_20_ski">jadi</text:p><text:p text:style-name="Interlin_20_Word_20_Gloss_20_en">therefore</text:p></draw:text-box></draw:frame> <draw:frame draw:style-name="fr2" draw:name="FrameW306" text:anchor-type="as-char" fo:min-width="0.356cm" draw:z-index="324"><draw:text-box fo:min-height="0.356cm"><text:p text:style-name="Interlin_20_Base_20_ski">bi'an</text:p><text:p text:style-name="Interlin_20_Word_20_Gloss_20_en">people</text:p></draw:text-box></draw:frame> <draw:frame draw:style-name="fr2" draw:name="FrameW307" text:anchor-type="as-char" fo:min-width="0.356cm" draw:z-index="325"><draw:text-box fo:min-height="0.356cm"><text:p text:style-name="Interlin_20_Base_20_ski">reta</text:p><text:p text:style-name="Interlin_20_Word_20_Gloss_20_en">DIR.up</text:p></draw:text-box></draw:frame> <draw:frame draw:style-name="fr2" draw:name="FrameW308" text:anchor-type="as-char" fo:min-width="0.356cm" draw:z-index="326"><draw:text-box fo:min-height="0.356cm"><text:p text:style-name="Interlin_20_Base_20_ski">natar</text:p><text:p text:style-name="Interlin_20_Word_20_Gloss_20_en">village</text:p></draw:text-box></draw:frame> <draw:frame draw:style-name="fr2" draw:name="FrameW309" text:anchor-type="as-char" fo:min-width="0.356cm" draw:z-index="327"><draw:text-box fo:min-height="0.356cm"><text:p text:style-name="Frame_20_contents">,</text:p></draw:text-box></draw:frame> <draw:frame draw:style-name="fr2" draw:name="FrameW310" text:anchor-type="as-char" fo:min-width="0.356cm" draw:z-index="328"><draw:text-box fo:min-height="0.356cm"><text:p text:style-name="Interlin_20_Base_20_ski">rimu</text:p><text:p text:style-name="Interlin_20_Word_20_Gloss_20_en">3PL</text:p></draw:text-box></draw:frame> <draw:frame draw:style-name="fr2" draw:name="FrameW311" text:anchor-type="as-char" fo:min-width="0.356cm" draw:z-index="329"><draw:text-box fo:min-height="0.356cm"><text:p text:style-name="Interlin_20_Base_20_ski">ulun</text:p><text:p text:style-name="Interlin_20_Word_20_Gloss_20_en">speak</text:p></draw:text-box></draw:frame> <draw:frame draw:style-name="fr2" draw:name="FrameW312" text:anchor-type="as-char" fo:min-width="0.356cm" draw:z-index="330"><draw:text-box fo:min-height="0.356cm"><text:p text:style-name="Interlin_20_Base_20_ski">bahasa</text:p><text:p text:style-name="Interlin_20_Word_20_Gloss_20_en">language</text:p></draw:text-box></draw:frame> <draw:frame draw:style-name="fr2" draw:name="FrameW313" text:anchor-type="as-char" fo:min-width="0.356cm" draw:z-index="331"><draw:text-box fo:min-height="0.356cm"><text:p text:style-name="Interlin_20_Base_20_ski">bi'an</text:p><text:p text:style-name="Interlin_20_Word_20_Gloss_20_en">people</text:p></draw:text-box></draw:frame> <draw:frame draw:style-name="fr2" draw:name="FrameW314" text:anchor-type="as-char" fo:min-width="0.356cm" draw:z-index="332"><draw:text-box fo:min-height="0.356cm"><text:p text:style-name="Interlin_20_Base_20_ski">ha</text:p><text:p text:style-name="Interlin_20_Word_20_Gloss_20_en">one</text:p></draw:text-box></draw:frame> <draw:frame draw:style-name="fr2" draw:name="FrameW315" text:anchor-type="as-char" fo:min-width="0.356cm" draw:z-index="333"><draw:text-box fo:min-height="0.356cm"><text:p text:style-name="Interlin_20_Base_20_ski">rua</text:p><text:p text:style-name="Interlin_20_Word_20_Gloss_20_en">two</text:p></draw:text-box></draw:frame> <draw:frame draw:style-name="fr2" draw:name="FrameW316" text:anchor-type="as-char" fo:min-width="0.356cm" draw:z-index="334"><draw:text-box fo:min-height="0.356cm"><text:p text:style-name="Interlin_20_Base_20_ski">ra'itan</text:p><text:p text:style-name="Interlin_20_Word_20_Gloss_20_en">know</text:p></draw:text-box></draw:frame> <draw:frame draw:style-name="fr2" draw:name="FrameW317" text:anchor-type="as-char" fo:min-width="0.356cm" draw:z-index="335"><draw:text-box fo:min-height="0.356cm"><text:p text:style-name="Interlin_20_Base_20_ski">bahasa</text:p><text:p text:style-name="Interlin_20_Word_20_Gloss_20_en">language</text:p></draw:text-box></draw:frame> <draw:frame draw:style-name="fr2" draw:name="FrameW318" text:anchor-type="as-char" fo:min-width="0.356cm" draw:z-index="336"><draw:text-box fo:min-height="0.356cm"><text:p text:style-name="Interlin_20_Base_20_ski">Lamaholot</text:p><text:p text:style-name="Interlin_20_Word_20_Gloss_20_en">Lamaholot</text:p></draw:text-box></draw:frame> </text:p>
      <text:p text:style-name="P4"/>
      <text:p text:style-name="P4">Therefore, the people in Hewa talk, a few of them know a bit Lamahalot language</text:p>
      <text:p text:style-name="P2"/>
      <text:p text:style-name="P2"/>
      <text:p text:style-name="P2"><draw:frame draw:style-name="fr1" draw:name="FrameN31" text:anchor-type="as-char" fo:min-width="0.356cm" draw:z-index="337"><draw:text-box fo:min-height="0.356cm"><text:p text:style-name="Interlin_20_Phrase_20_Number">31</text:p></draw:text-box></draw:frame> <draw:frame draw:style-name="fr2" draw:name="FrameW319" text:anchor-type="as-char" fo:min-width="0.356cm" draw:z-index="338"><draw:text-box fo:min-height="0.356cm"><text:p text:style-name="Interlin_20_Base_20_ski">tapi</text:p><text:p text:style-name="Interlin_20_Word_20_Gloss_20_en">but</text:p></draw:text-box></draw:frame> <draw:frame draw:style-name="fr2" draw:name="FrameW320" text:anchor-type="as-char" fo:min-width="0.356cm" draw:z-index="339"><draw:text-box fo:min-height="0.356cm"><text:p text:style-name="Interlin_20_Base_20_ski">'ami</text:p><text:p text:style-name="Interlin_20_Word_20_Gloss_20_en">1PL.excl</text:p></draw:text-box></draw:frame> <draw:frame draw:style-name="fr2" draw:name="FrameW321" text:anchor-type="as-char" fo:min-width="0.356cm" draw:z-index="340"><draw:text-box fo:min-height="0.356cm"><text:p text:style-name="Interlin_20_Base_20_ski">le'u</text:p><text:p text:style-name="Interlin_20_Word_20_Gloss_20_en">then</text:p></draw:text-box></draw:frame> <draw:frame draw:style-name="fr2" draw:name="FrameW322" text:anchor-type="as-char" fo:min-width="0.356cm" draw:z-index="341"><draw:text-box fo:min-height="0.356cm"><text:p text:style-name="Interlin_20_Base_20_ski">wa'i</text:p><text:p text:style-name="Interlin_20_Word_20_Gloss_20_en">leg</text:p></draw:text-box></draw:frame> <draw:frame draw:style-name="fr2" draw:name="FrameW323" text:anchor-type="as-char" fo:min-width="0.356cm" draw:z-index="342"><draw:text-box fo:min-height="0.356cm"><text:p text:style-name="Interlin_20_Base_20_ski">ha</text:p><text:p text:style-name="Interlin_20_Word_20_Gloss_20_en">INDF</text:p></draw:text-box></draw:frame> <draw:frame draw:style-name="fr2" draw:name="FrameW324" text:anchor-type="as-char" fo:min-width="0.356cm" draw:z-index="343"><draw:text-box fo:min-height="0.356cm"><text:p text:style-name="Interlin_20_Base_20_ski">ulun</text:p><text:p text:style-name="Interlin_20_Word_20_Gloss_20_en">speak</text:p></draw:text-box></draw:frame> <draw:frame draw:style-name="fr2" draw:name="FrameW325" text:anchor-type="as-char" fo:min-width="0.356cm" draw:z-index="344"><draw:text-box fo:min-height="0.356cm"><text:p text:style-name="Interlin_20_Base_20_ski">bahasa</text:p><text:p text:style-name="Interlin_20_Word_20_Gloss_20_en">language</text:p></draw:text-box></draw:frame> <draw:frame draw:style-name="fr2" draw:name="FrameW326" text:anchor-type="as-char" fo:min-width="0.356cm" draw:z-index="345"><draw:text-box fo:min-height="0.356cm"><text:p text:style-name="Interlin_20_Base_20_ski">Sikka</text:p><text:p text:style-name="Interlin_20_Word_20_Gloss_20_en">Sikka</text:p></draw:text-box></draw:frame> <draw:frame draw:style-name="fr2" draw:name="FrameW327" text:anchor-type="as-char" fo:min-width="0.356cm" draw:z-index="346"><draw:text-box fo:min-height="0.356cm"><text:p text:style-name="Frame_20_contents">,</text:p></draw:text-box></draw:frame> <draw:frame draw:style-name="fr2" draw:name="FrameW328" text:anchor-type="as-char" fo:min-width="0.356cm" draw:z-index="347"><draw:text-box fo:min-height="0.356cm"><text:p text:style-name="Interlin_20_Base_20_ski">bahasa</text:p><text:p text:style-name="Interlin_20_Word_20_Gloss_20_en">language</text:p></draw:text-box></draw:frame> <draw:frame draw:style-name="fr2" draw:name="FrameW329" text:anchor-type="as-char" fo:min-width="0.356cm" draw:z-index="348"><draw:text-box fo:min-height="0.356cm"><text:p text:style-name="Interlin_20_Base_20_ski">Sikka Krowe</text:p><text:p text:style-name="Interlin_20_Word_20_Gloss_20_en">Sikka Krowe</text:p></draw:text-box></draw:frame> <draw:frame draw:style-name="fr2" draw:name="FrameW330" text:anchor-type="as-char" fo:min-width="0.356cm" draw:z-index="349"><draw:text-box fo:min-height="0.356cm"><text:p text:style-name="Frame_20_contents">,</text:p></draw:text-box></draw:frame> <draw:frame draw:style-name="fr2" draw:name="FrameW331" text:anchor-type="as-char" fo:min-width="0.356cm" draw:z-index="350"><draw:text-box fo:min-height="0.356cm"><text:p text:style-name="Interlin_20_Base_20_ski">bahasa</text:p><text:p text:style-name="Interlin_20_Word_20_Gloss_20_en">language</text:p></draw:text-box></draw:frame> <draw:frame draw:style-name="fr2" draw:name="FrameW332" text:anchor-type="as-char" fo:min-width="0.356cm" draw:z-index="351"><draw:text-box fo:min-height="0.356cm"><text:p text:style-name="Interlin_20_Base_20_ski">Hewa</text:p><text:p text:style-name="Interlin_20_Word_20_Gloss_20_en">Hewa</text:p></draw:text-box></draw:frame> <draw:frame draw:style-name="fr2" draw:name="FrameW333" text:anchor-type="as-char" fo:min-width="0.356cm" draw:z-index="352"><draw:text-box fo:min-height="0.356cm"><text:p text:style-name="Frame_20_contents">.</text:p></draw:text-box></draw:frame> </text:p>
      <text:p text:style-name="P4">but they all speak the language of Sika, the language of Sika Krowe, Hewa 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haris SIL" svg:font-family="'Charis SI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fo:font-size="14pt" style:font-size-asian="14pt"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terlin_20_Base" style:display-name="Interlin Base" style:family="paragraph" style:parent-style-name="Standard" style:class="text">
      <style:paragraph-properties fo:margin-top="0cm" fo:margin-bottom="0cm"/>
    </style:style>
    <style:style style:name="Interlin_20_Title" style:display-name="Interlin Title" style:family="paragraph" style:parent-style-name="Interlin_20_Base" style:class="text">
      <style:paragraph-properties fo:margin-top="0.071cm" fo:margin-bottom="0.212cm"/>
      <style:text-properties fo:font-size="14pt" fo:font-weight="bold" style:font-size-asian="14pt" style:font-weight-asian="bold" style:font-size-complex="14pt" style:font-weight-complex="bold"/>
    </style:style>
    <style:style style:name="Interlin_20_Source" style:display-name="Interlin Source" style:family="paragraph" style:parent-style-name="Interlin_20_Base" style:class="text">
      <style:paragraph-properties fo:margin-top="0.071cm" fo:margin-bottom="0.071cm"/>
      <style:text-properties fo:font-size="12pt" fo:font-weight="bold" style:font-size-asian="12pt" style:font-weight-asian="bold" style:font-size-complex="12pt" style:font-weight-complex="bold"/>
    </style:style>
    <style:style style:name="Interlin_20_Paragraph_20_Marker" style:display-name="Interlin Paragraph Marker" style:family="paragraph" style:parent-style-name="Interlin_20_Base" style:class="text">
      <style:paragraph-properties fo:margin-top="0cm" fo:margin-bottom="0.071cm" fo:keep-with-next="always"/>
      <style:text-properties fo:font-weight="bold" style:font-weight-asian="bold" style:font-weight-complex="bold"/>
    </style:style>
    <style:style style:name="Interlin_20_Description" style:display-name="Interlin Description" style:family="paragraph" style:parent-style-name="Interlin_20_Base" style:class="text"/>
    <style:style style:name="Interlin_20_Vernacular" style:display-name="Interlin Vernacular" style:family="paragraph" style:parent-style-name="Interlin_20_Base" style:class="text">
      <style:paragraph-properties fo:margin-top="0cm" fo:margin-bottom="0cm"/>
      <style:text-properties style:font-name="Charis SIL" fo:language="zxx" fo:country="none" style:font-name-asian="Charis SIL" style:font-name-complex="Charis SIL"/>
    </style:style>
    <style:style style:name="Interlin_20_Words" style:display-name="Interlin Words" style:family="paragraph" style:parent-style-name="Interlin_20_Base" style:class="text">
      <style:paragraph-properties fo:margin-top="0cm" fo:margin-bottom="0cm"/>
    </style:style>
    <style:style style:name="Interlin_20_Morphemes" style:display-name="Interlin Morphemes" style:family="paragraph" style:parent-style-name="Interlin_20_Base" style:class="text"/>
    <style:style style:name="Interlin_20_Vern_20_ski" style:display-name="Interlin Vern ski" style:family="paragraph" style:parent-style-name="Interlin_20_Vernacular" style:class="text">
      <style:text-properties style:font-name="Charis SIL" style:font-name-asian="Charis SIL" style:font-name-complex="Charis SIL"/>
    </style:style>
    <style:style style:name="Interlin_20_Base_20_ski" style:display-name="Interlin Base ski" style:family="paragraph" style:parent-style-name="Interlin_20_Vern_20_ski" style:class="text">
      <style:text-properties fo:font-weight="bold" style:font-weight-asian="bold" style:font-weight-complex="bold"/>
    </style:style>
    <style:style style:name="Interlin_20_Morph_20_ski" style:display-name="Interlin Morph ski" style:family="paragraph" style:parent-style-name="Interlin_20_Vern_20_ski" style:class="text"/>
    <style:style style:name="Interlin_20_Cf_20_ski" style:display-name="Interlin Cf ski" style:family="paragraph" style:parent-style-name="Interlin_20_Vern_20_ski" style:class="text"/>
    <style:style style:name="Interlin_20_Analysis" style:display-name="Interlin Analysis" style:family="paragraph" style:parent-style-name="Interlin_20_Base" style:class="text"/>
    <style:style style:name="Interlin_20_Phrase_20_Number" style:display-name="Interlin Phrase Number" style:family="paragraph" style:parent-style-name="Interlin_20_Analysis" style:class="text"/>
    <style:style style:name="Interlin_20_Morpheme_20_POS" style:display-name="Interlin Morpheme POS" style:family="paragraph" style:parent-style-name="Interlin_20_Analysis" style:class="text">
      <style:text-properties fo:font-size="75%"/>
    </style:style>
    <style:style style:name="Interlin_20_Word_20_POS" style:display-name="Interlin Word POS" style:family="paragraph" style:parent-style-name="Interlin_20_Analysis" style:class="text"/>
    <style:style style:name="Interlin_20_Analysis_20_en" style:display-name="Interlin Analysis en" style:family="paragraph" style:parent-style-name="Interlin_20_Base" style:class="text">
      <style:text-properties style:font-name="Charis SIL" style:font-name-asian="Charis SIL" style:font-name-complex="Charis SIL"/>
    </style:style>
    <style:style style:name="Interlin_20_Morpheme_20_Gloss_20_en" style:display-name="Interlin Morpheme Gloss en" style:family="paragraph" style:parent-style-name="Interlin_20_Analysis_20_en" style:class="text"/>
    <style:style style:name="Interlin_20_Word_20_Gloss_20_en" style:display-name="Interlin Word Gloss en" style:family="paragraph" style:parent-style-name="Interlin_20_Analysis_20_en" style:class="text"/>
    <style:style style:name="Interlin_20_Freeform_20_Gloss_20_en" style:display-name="Interlin Freeform Gloss en" style:family="paragraph" style:parent-style-name="Interlin_20_Analysis_20_en" style:class="text"/>
    <style:style style:name="Interlin_20_Homograph" style:display-name="Interlin Homograph" style:family="text">
      <style:text-properties style:text-position="sub 58%"/>
    </style:style>
    <style:style style:name="Interlin_20_Variant_20_Types" style:display-name="Interlin Variant Types" style:family="text">
      <style:text-properties fo:font-variant="small-cap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Interlin_20_Frame" style:display-name="Interlin Frame" style:family="graphic" style:parent-style-name="Frame">
      <style:graphic-properties svg:y="0cm" fo:margin-left="0cm" fo:margin-right="0.127cm" fo:margin-top="0cm" fo:margin-bottom="0cm" style:vertical-pos="top" style:vertical-rel="line" fo:padding="0cm" fo:border="none" style:shadow="none"/>
    </style:style>
    <style:style style:name="Interlin_20_Frame_20_Morpheme" style:display-name="Interlin Frame Morpheme" style:family="graphic" style:parent-style-name="Interlin_20_Frame"/>
    <style:style style:name="Interlin_20_Frame_20_Number" style:display-name="Interlin Frame Number" style:family="graphic" style:parent-style-name="Interlin_20_Fram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4.445cm" fo:margin-right="2.05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2-01-30T19:41:21.58</dc:date>
    <dc:creator>Alejandro García</dc:creator>
    <meta:editing-duration>PT6M20S</meta:editing-duration>
    <meta:editing-cycles>4</meta:editing-cycles>
    <meta:generator>OpenOffice/4.1.10$Win32 OpenOffice.org_project/4110m2$Build-9807</meta:generator>
    <meta:document-statistic meta:table-count="0" meta:image-count="0" meta:object-count="0" meta:page-count="6" meta:paragraph-count="733" meta:word-count="1149" meta:character-count="5853"/>
  </office:meta>
</office:document-meta>
</file>